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1.1701in"/>
    </style:style>
    <style:style style:name="co3" style:family="table-column">
      <style:table-column-properties fo:break-before="auto" style:column-width="0.9563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5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 fo:padding="0.028in"/>
    </style:style>
    <style:style style:name="ce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47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7">
      <style:table-cell-properties fo:padding="0.028in"/>
    </style:style>
    <style:style style:name="ce16" style:family="table-cell" style:parent-style-name="Default" style:data-style-name="N147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4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49">
      <style:table-cell-properties fo:padding="0.028in"/>
    </style:style>
    <style:style style:name="ce19" style:family="table-cell" style:parent-style-name="Default" style:data-style-name="N149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1"/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ff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osc</text:p>
          </table:table-cell>
          <table:table-cell table:style-name="Default"/>
          <table:table-cell table:style-name="Default" office:value-type="float" office:value="50000000" calcext:value-type="float">
            <text:p>5000000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Key_</text:p>
            <text:p>Num</text:p>
          </table:table-cell>
          <table:table-cell table:style-name="ce1"/>
          <table:table-cell table:style-name="ce4"/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Note Freq</text:p>
          </table:table-cell>
          <table:table-cell table:style-name="ce10" office:value-type="string" calcext:value-type="string">
            <text:p>divisor</text:p>
          </table:table-cell>
          <table:table-cell table:style-name="ce12" office:value-type="string" calcext:value-type="string">
            <text:p>Rounded</text:p>
          </table:table-cell>
          <table:table-cell table:style-name="ce14" office:value-type="string" calcext:value-type="string">
            <text:p>Diff. </text:p>
            <text:p>(Hz)</text:p>
          </table:table-cell>
          <table:table-cell table:style-name="ce17" office:value-type="string" calcext:value-type="string">
            <text:p>Erro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Half scal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͵͵</text:p>
          </table:table-cell>
          <table:table-cell office:value-type="string" calcext:value-type="string">
            <text:p>A0</text:p>
          </table:table-cell>
          <table:table-cell table:style-name="ce4" office:value-type="float" office:value="27.5" calcext:value-type="float">
            <text:p>27.5</text:p>
          </table:table-cell>
          <table:table-cell table:formula="of:=[.$C$1]/[.E4]" office:value-type="float" office:value="1818181.81818182" calcext:value-type="float">
            <text:p>1818181.818</text:p>
          </table:table-cell>
          <table:table-cell table:formula="of:=ROUND([.F4];0)" office:value-type="float" office:value="1818182" calcext:value-type="float">
            <text:p>1818182</text:p>
          </table:table-cell>
          <table:table-cell table:formula="of:=ABS([.F4]-[.G4])" office:value-type="float" office:value="0.181818181881681" calcext:value-type="float">
            <text:p>0.182</text:p>
          </table:table-cell>
          <table:table-cell table:formula="of:=[.H4]/[.F4]" office:value-type="percentage" office:value="0.00000010000000003493" calcext:value-type="percentage">
            <text:p>0.0000%</text:p>
          </table:table-cell>
          <table:table-cell table:formula="of:=DEC2HEX([.G4])" office:value-type="string" office:string-value="1BBE46" calcext:value-type="string">
            <text:p>1BBE46</text:p>
          </table:table-cell>
          <table:table-cell table:formula="of:=[.G4]/2" office:value-type="float" office:value="909091" calcext:value-type="float">
            <text:p>909091</text:p>
          </table:table-cell>
          <table:table-cell table:formula="of:=DEC2HEX([.K4])" office:value-type="string" office:string-value="DDF23" calcext:value-type="string">
            <text:p>DDF2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♯͵͵/B♭͵͵</text:p>
          </table:table-cell>
          <table:table-cell office:value-type="string" calcext:value-type="string">
            <text:p>A♯0/B♭0</text:p>
          </table:table-cell>
          <table:table-cell office:value-type="float" office:value="29.13524" calcext:value-type="float">
            <text:p>29.13524</text:p>
          </table:table-cell>
          <table:table-cell table:formula="of:=[.$C$1]/[.E5]" office:value-type="float" office:value="1716134.82504349" calcext:value-type="float">
            <text:p>1716134.825</text:p>
          </table:table-cell>
          <table:table-cell table:formula="of:=ROUND([.F5];0)" office:value-type="float" office:value="1716135" calcext:value-type="float">
            <text:p>1716135</text:p>
          </table:table-cell>
          <table:table-cell table:formula="of:=ABS([.F5]-[.G5])" office:value-type="float" office:value="0.174956513103098" calcext:value-type="float">
            <text:p>0.175</text:p>
          </table:table-cell>
          <table:table-cell table:formula="of:=[.H5]/[.F5]" office:value-type="percentage" office:value="0.00000010194799997644" calcext:value-type="percentage">
            <text:p>0.0000%</text:p>
          </table:table-cell>
          <table:table-cell table:formula="of:=DEC2HEX([.G5]-1)" office:value-type="string" office:string-value="1A2FA6" calcext:value-type="string">
            <text:p>1A2FA6</text:p>
          </table:table-cell>
          <table:table-cell table:formula="of:=[.G5]/2" office:value-type="float" office:value="858067.5" calcext:value-type="float">
            <text:p>858067.5</text:p>
          </table:table-cell>
          <table:table-cell table:formula="of:=DEC2HEX([.K5])" office:value-type="string" office:string-value="D17D3" calcext:value-type="string">
            <text:p>D17D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͵͵</text:p>
          </table:table-cell>
          <table:table-cell office:value-type="string" calcext:value-type="string">
            <text:p>B0</text:p>
          </table:table-cell>
          <table:table-cell office:value-type="float" office:value="30.86771" calcext:value-type="float">
            <text:p>30.86771</text:p>
          </table:table-cell>
          <table:table-cell table:formula="of:=[.$C$1]/[.E6]" office:value-type="float" office:value="1619815.6584988" calcext:value-type="float">
            <text:p>1619815.658</text:p>
          </table:table-cell>
          <table:table-cell table:formula="of:=ROUND([.F6];0)" office:value-type="float" office:value="1619816" calcext:value-type="float">
            <text:p>1619816</text:p>
          </table:table-cell>
          <table:table-cell table:formula="of:=ABS([.F6]-[.G6])" office:value-type="float" office:value="0.341501199640334" calcext:value-type="float">
            <text:p>0.342</text:p>
          </table:table-cell>
          <table:table-cell table:formula="of:=[.H6]/[.F6]" office:value-type="percentage" office:value="0.000000210827199903" calcext:value-type="percentage">
            <text:p>0.0000%</text:p>
          </table:table-cell>
          <table:table-cell table:formula="of:=DEC2HEX([.G6]-1)" office:value-type="string" office:string-value="18B767" calcext:value-type="string">
            <text:p>18B767</text:p>
          </table:table-cell>
          <table:table-cell table:formula="of:=[.G6]/2" office:value-type="float" office:value="809908" calcext:value-type="float">
            <text:p>809908</text:p>
          </table:table-cell>
          <table:table-cell table:formula="of:=DEC2HEX([.K6])" office:value-type="string" office:string-value="C5BB4" calcext:value-type="string">
            <text:p>C5BB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C͵ contra-</text:p>
            <text:p><text:span text:style-name="T1">octave</text:span></text:p>
          </table:table-cell>
          <table:table-cell office:value-type="string" calcext:value-type="string">
            <text:p>C1 Pedal C</text:p>
          </table:table-cell>
          <table:table-cell office:value-type="float" office:value="32.7032" calcext:value-type="float">
            <text:p>32.7032</text:p>
          </table:table-cell>
          <table:table-cell table:formula="of:=[.$C$1]/[.E7]" office:value-type="float" office:value="1528902.37041023" calcext:value-type="float">
            <text:p>1528902.370</text:p>
          </table:table-cell>
          <table:table-cell table:formula="of:=ROUND([.F7];0)" office:value-type="float" office:value="1528902" calcext:value-type="float">
            <text:p>1528902</text:p>
          </table:table-cell>
          <table:table-cell table:formula="of:=ABS([.F7]-[.G7])" office:value-type="float" office:value="0.370410234900191" calcext:value-type="float">
            <text:p>0.370</text:p>
          </table:table-cell>
          <table:table-cell table:formula="of:=[.H7]/[.F7]" office:value-type="percentage" office:value="0.00000024227199987976" calcext:value-type="percentage">
            <text:p>0.0000%</text:p>
          </table:table-cell>
          <table:table-cell table:formula="of:=DEC2HEX([.G7]-1)" office:value-type="string" office:string-value="175445" calcext:value-type="string">
            <text:p>175445</text:p>
          </table:table-cell>
          <table:table-cell table:formula="of:=[.G7]/2" office:value-type="float" office:value="764451" calcext:value-type="float">
            <text:p>764451</text:p>
          </table:table-cell>
          <table:table-cell table:formula="of:=DEC2HEX([.K7])" office:value-type="string" office:string-value="BAA23" calcext:value-type="string">
            <text:p>BAA2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♯͵/D♭͵</text:p>
          </table:table-cell>
          <table:table-cell office:value-type="string" calcext:value-type="string">
            <text:p>C♯1/D♭1</text:p>
          </table:table-cell>
          <table:table-cell office:value-type="float" office:value="34.64783" calcext:value-type="float">
            <text:p>34.64783</text:p>
          </table:table-cell>
          <table:table-cell table:formula="of:=[.$C$1]/[.E8]" office:value-type="float" office:value="1443091.81844866" calcext:value-type="float">
            <text:p>1443091.818</text:p>
          </table:table-cell>
          <table:table-cell table:formula="of:=ROUND([.F8];0)" office:value-type="float" office:value="1443092" calcext:value-type="float">
            <text:p>1443092</text:p>
          </table:table-cell>
          <table:table-cell table:formula="of:=ABS([.F8]-[.G8])" office:value-type="float" office:value="0.181551340967417" calcext:value-type="float">
            <text:p>0.182</text:p>
          </table:table-cell>
          <table:table-cell table:formula="of:=[.H8]/[.F8]" office:value-type="percentage" office:value="0.00000012580719996222" calcext:value-type="percentage">
            <text:p>0.0000%</text:p>
          </table:table-cell>
          <table:table-cell table:formula="of:=DEC2HEX([.G8]-1)" office:value-type="string" office:string-value="160513" calcext:value-type="string">
            <text:p>160513</text:p>
          </table:table-cell>
          <table:table-cell table:formula="of:=[.G8]/2" office:value-type="float" office:value="721546" calcext:value-type="float">
            <text:p>721546</text:p>
          </table:table-cell>
          <table:table-cell table:formula="of:=DEC2HEX([.K8])" office:value-type="string" office:string-value="B028A" calcext:value-type="string">
            <text:p>B028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͵</text:p>
          </table:table-cell>
          <table:table-cell office:value-type="string" calcext:value-type="string">
            <text:p>D1</text:p>
          </table:table-cell>
          <table:table-cell office:value-type="float" office:value="36.7081" calcext:value-type="float">
            <text:p>36.7081</text:p>
          </table:table-cell>
          <table:table-cell table:formula="of:=[.$C$1]/[.E9]" office:value-type="float" office:value="1362097.19380736" calcext:value-type="float">
            <text:p>1362097.194</text:p>
          </table:table-cell>
          <table:table-cell table:formula="of:=ROUND([.F9];0)" office:value-type="float" office:value="1362097" calcext:value-type="float">
            <text:p>1362097</text:p>
          </table:table-cell>
          <table:table-cell table:formula="of:=ABS([.F9]-[.G9])" office:value-type="float" office:value="0.193807361181825" calcext:value-type="float">
            <text:p>0.194</text:p>
          </table:table-cell>
          <table:table-cell table:formula="of:=[.H9]/[.F9]" office:value-type="percentage" office:value="0.00000014228599989997" calcext:value-type="percentage">
            <text:p>0.0000%</text:p>
          </table:table-cell>
          <table:table-cell table:formula="of:=DEC2HEX([.G9]-1)" office:value-type="string" office:string-value="14C8B0" calcext:value-type="string">
            <text:p>14C8B0</text:p>
          </table:table-cell>
          <table:table-cell table:formula="of:=[.G9]/2" office:value-type="float" office:value="681048.5" calcext:value-type="float">
            <text:p>681048.5</text:p>
          </table:table-cell>
          <table:table-cell table:formula="of:=DEC2HEX([.K9])" office:value-type="string" office:string-value="A6458" calcext:value-type="string">
            <text:p>A645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♯͵/E♭͵</text:p>
          </table:table-cell>
          <table:table-cell office:value-type="string" calcext:value-type="string">
            <text:p>D♯1/E♭1</text:p>
          </table:table-cell>
          <table:table-cell office:value-type="float" office:value="38.89087" calcext:value-type="float">
            <text:p>38.89087</text:p>
          </table:table-cell>
          <table:table-cell table:formula="of:=[.$C$1]/[.E10]" office:value-type="float" office:value="1285648.79109159" calcext:value-type="float">
            <text:p>1285648.791</text:p>
          </table:table-cell>
          <table:table-cell table:formula="of:=ROUND([.F10];0)" office:value-type="float" office:value="1285649" calcext:value-type="float">
            <text:p>1285649</text:p>
          </table:table-cell>
          <table:table-cell table:formula="of:=ABS([.F10]-[.G10])" office:value-type="float" office:value="0.208908414701" calcext:value-type="float">
            <text:p>0.209</text:p>
          </table:table-cell>
          <table:table-cell table:formula="of:=[.H10]/[.F10]" office:value-type="percentage" office:value="0.00000016249259996085" calcext:value-type="percentage">
            <text:p>0.0000%</text:p>
          </table:table-cell>
          <table:table-cell table:formula="of:=DEC2HEX([.G10]-1)" office:value-type="string" office:string-value="139E10" calcext:value-type="string">
            <text:p>139E10</text:p>
          </table:table-cell>
          <table:table-cell table:formula="of:=[.G10]/2" office:value-type="float" office:value="642824.5" calcext:value-type="float">
            <text:p>642824.5</text:p>
          </table:table-cell>
          <table:table-cell table:formula="of:=DEC2HEX([.K10])" office:value-type="string" office:string-value="9CF08" calcext:value-type="string">
            <text:p>9CF0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͵</text:p>
          </table:table-cell>
          <table:table-cell office:value-type="string" calcext:value-type="string">
            <text:p>E1</text:p>
          </table:table-cell>
          <table:table-cell office:value-type="float" office:value="41.20344" calcext:value-type="float">
            <text:p>41.20344</text:p>
          </table:table-cell>
          <table:table-cell table:formula="of:=[.$C$1]/[.E11]" office:value-type="float" office:value="1213490.91240926" calcext:value-type="float">
            <text:p>1213490.912</text:p>
          </table:table-cell>
          <table:table-cell table:formula="of:=ROUND([.F11];0)" office:value-type="float" office:value="1213491" calcext:value-type="float">
            <text:p>1213491</text:p>
          </table:table-cell>
          <table:table-cell table:formula="of:=ABS([.F11]-[.G11])" office:value-type="float" office:value="0.0875907449517399" calcext:value-type="float">
            <text:p>0.088</text:p>
          </table:table-cell>
          <table:table-cell table:formula="of:=[.H11]/[.F11]" office:value-type="percentage" office:value="0.00000007218080008349" calcext:value-type="percentage">
            <text:p>0.0000%</text:p>
          </table:table-cell>
          <table:table-cell table:formula="of:=DEC2HEX([.G11]-1)" office:value-type="string" office:string-value="128432" calcext:value-type="string">
            <text:p>128432</text:p>
          </table:table-cell>
          <table:table-cell table:formula="of:=[.G11]/2" office:value-type="float" office:value="606745.5" calcext:value-type="float">
            <text:p>606745.5</text:p>
          </table:table-cell>
          <table:table-cell table:formula="of:=DEC2HEX([.K11])" office:value-type="string" office:string-value="94219" calcext:value-type="string">
            <text:p>9421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͵</text:p>
          </table:table-cell>
          <table:table-cell office:value-type="string" calcext:value-type="string">
            <text:p>F1</text:p>
          </table:table-cell>
          <table:table-cell office:value-type="float" office:value="43.65353" calcext:value-type="float">
            <text:p>43.65353</text:p>
          </table:table-cell>
          <table:table-cell table:formula="of:=[.$C$1]/[.E12]" office:value-type="float" office:value="1145382.74453406" calcext:value-type="float">
            <text:p>1145382.745</text:p>
          </table:table-cell>
          <table:table-cell table:formula="of:=ROUND([.F12];0)" office:value-type="float" office:value="1145383" calcext:value-type="float">
            <text:p>1145383</text:p>
          </table:table-cell>
          <table:table-cell table:formula="of:=ABS([.F12]-[.G12])" office:value-type="float" office:value="0.255465938244015" calcext:value-type="float">
            <text:p>0.255</text:p>
          </table:table-cell>
          <table:table-cell table:formula="of:=[.H12]/[.F12]" office:value-type="percentage" office:value="0.00000022303979998227" calcext:value-type="percentage">
            <text:p>0.0000%</text:p>
          </table:table-cell>
          <table:table-cell table:formula="of:=DEC2HEX([.G12]-1)" office:value-type="string" office:string-value="117A26" calcext:value-type="string">
            <text:p>117A26</text:p>
          </table:table-cell>
          <table:table-cell table:formula="of:=[.G12]/2" office:value-type="float" office:value="572691.5" calcext:value-type="float">
            <text:p>572691.5</text:p>
          </table:table-cell>
          <table:table-cell table:formula="of:=DEC2HEX([.K12])" office:value-type="string" office:string-value="8BD13" calcext:value-type="string">
            <text:p>8BD1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♯͵/G♭͵</text:p>
          </table:table-cell>
          <table:table-cell office:value-type="string" calcext:value-type="string">
            <text:p>F♯1/G♭1</text:p>
          </table:table-cell>
          <table:table-cell office:value-type="float" office:value="46.2493" calcext:value-type="float">
            <text:p>46.2493</text:p>
          </table:table-cell>
          <table:table-cell table:formula="of:=[.$C$1]/[.E13]" office:value-type="float" office:value="1081097.44363699" calcext:value-type="float">
            <text:p>1081097.444</text:p>
          </table:table-cell>
          <table:table-cell table:formula="of:=ROUND([.F13];0)" office:value-type="float" office:value="1081097" calcext:value-type="float">
            <text:p>1081097</text:p>
          </table:table-cell>
          <table:table-cell table:formula="of:=ABS([.F13]-[.G13])" office:value-type="float" office:value="0.443636984797195" calcext:value-type="float">
            <text:p>0.444</text:p>
          </table:table-cell>
          <table:table-cell table:formula="of:=[.H13]/[.F13]" office:value-type="percentage" office:value="0.00000041035800001962" calcext:value-type="percentage">
            <text:p>0.0000%</text:p>
          </table:table-cell>
          <table:table-cell table:formula="of:=DEC2HEX([.G13]-1)" office:value-type="string" office:string-value="107F08" calcext:value-type="string">
            <text:p>107F08</text:p>
          </table:table-cell>
          <table:table-cell table:formula="of:=[.G13]/2" office:value-type="float" office:value="540548.5" calcext:value-type="float">
            <text:p>540548.5</text:p>
          </table:table-cell>
          <table:table-cell table:formula="of:=DEC2HEX([.K13])" office:value-type="string" office:string-value="83F84" calcext:value-type="string">
            <text:p>83F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͵</text:p>
          </table:table-cell>
          <table:table-cell office:value-type="string" calcext:value-type="string">
            <text:p>G1</text:p>
          </table:table-cell>
          <table:table-cell office:value-type="float" office:value="48.99943" calcext:value-type="float">
            <text:p>48.99943</text:p>
          </table:table-cell>
          <table:table-cell table:formula="of:=[.$C$1]/[.E14]" office:value-type="float" office:value="1020420.03345753" calcext:value-type="float">
            <text:p>1020420.033</text:p>
          </table:table-cell>
          <table:table-cell table:formula="of:=ROUND([.F14];0)" office:value-type="float" office:value="1020420" calcext:value-type="float">
            <text:p>1020420</text:p>
          </table:table-cell>
          <table:table-cell table:formula="of:=ABS([.F14]-[.G14])" office:value-type="float" office:value="0.0334575321758166" calcext:value-type="float">
            <text:p>0.033</text:p>
          </table:table-cell>
          <table:table-cell table:formula="of:=[.H14]/[.F14]" office:value-type="percentage" office:value="0.00000003278800011643" calcext:value-type="percentage">
            <text:p>0.0000%</text:p>
          </table:table-cell>
          <table:table-cell table:formula="of:=DEC2HEX([.G14]-1)" office:value-type="string" office:string-value="F9203" calcext:value-type="string">
            <text:p>F9203</text:p>
          </table:table-cell>
          <table:table-cell table:formula="of:=[.G14]/2" office:value-type="float" office:value="510210" calcext:value-type="float">
            <text:p>510210</text:p>
          </table:table-cell>
          <table:table-cell table:formula="of:=DEC2HEX([.K14])" office:value-type="string" office:string-value="7C902" calcext:value-type="string">
            <text:p>7C90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♯͵/A♭͵</text:p>
          </table:table-cell>
          <table:table-cell office:value-type="string" calcext:value-type="string">
            <text:p>G♯1/A♭1</text:p>
          </table:table-cell>
          <table:table-cell office:value-type="float" office:value="51.91309" calcext:value-type="float">
            <text:p>51.91309</text:p>
          </table:table-cell>
          <table:table-cell table:formula="of:=[.$C$1]/[.E15]" office:value-type="float" office:value="963148.215604195" calcext:value-type="float">
            <text:p>963148.216</text:p>
          </table:table-cell>
          <table:table-cell table:formula="of:=ROUND([.F15];0)" office:value-type="float" office:value="963148" calcext:value-type="float">
            <text:p>963148</text:p>
          </table:table-cell>
          <table:table-cell table:formula="of:=ABS([.F15]-[.G15])" office:value-type="float" office:value="0.215604195487685" calcext:value-type="float">
            <text:p>0.216</text:p>
          </table:table-cell>
          <table:table-cell table:formula="of:=[.H15]/[.F15]" office:value-type="percentage" office:value="0.0000002238536000946" calcext:value-type="percentage">
            <text:p>0.0000%</text:p>
          </table:table-cell>
          <table:table-cell table:formula="of:=DEC2HEX([.G15]-1)" office:value-type="string" office:string-value="EB24B" calcext:value-type="string">
            <text:p>EB24B</text:p>
          </table:table-cell>
          <table:table-cell table:formula="of:=[.G15]/2" office:value-type="float" office:value="481574" calcext:value-type="float">
            <text:p>481574</text:p>
          </table:table-cell>
          <table:table-cell table:formula="of:=DEC2HEX([.K15])" office:value-type="string" office:string-value="75926" calcext:value-type="string">
            <text:p>7592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͵</text:p>
          </table:table-cell>
          <table:table-cell office:value-type="string" calcext:value-type="string">
            <text:p>A1</text:p>
          </table:table-cell>
          <table:table-cell table:style-name="ce4" office:value-type="float" office:value="55" calcext:value-type="float">
            <text:p>55</text:p>
          </table:table-cell>
          <table:table-cell table:formula="of:=[.$C$1]/[.E16]" office:value-type="float" office:value="909090.909090909" calcext:value-type="float">
            <text:p>909090.909</text:p>
          </table:table-cell>
          <table:table-cell table:formula="of:=ROUND([.F16];0)" office:value-type="float" office:value="909091" calcext:value-type="float">
            <text:p>909091</text:p>
          </table:table-cell>
          <table:table-cell table:formula="of:=ABS([.F16]-[.G16])" office:value-type="float" office:value="0.0909090909408405" calcext:value-type="float">
            <text:p>0.091</text:p>
          </table:table-cell>
          <table:table-cell table:formula="of:=[.H16]/[.F16]" office:value-type="percentage" office:value="0.00000010000000003493" calcext:value-type="percentage">
            <text:p>0.0000%</text:p>
          </table:table-cell>
          <table:table-cell table:formula="of:=DEC2HEX([.G16]-1)" office:value-type="string" office:string-value="DDF22" calcext:value-type="string">
            <text:p>DDF22</text:p>
          </table:table-cell>
          <table:table-cell table:formula="of:=[.G16]/2" office:value-type="float" office:value="454545.5" calcext:value-type="float">
            <text:p>454545.5</text:p>
          </table:table-cell>
          <table:table-cell table:formula="of:=DEC2HEX([.K16])" office:value-type="string" office:string-value="6EF91" calcext:value-type="string">
            <text:p>6EF9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♯͵/B♭͵</text:p>
          </table:table-cell>
          <table:table-cell office:value-type="string" calcext:value-type="string">
            <text:p>A♯1/B♭1</text:p>
          </table:table-cell>
          <table:table-cell office:value-type="float" office:value="58.27047" calcext:value-type="float">
            <text:p>58.27047</text:p>
          </table:table-cell>
          <table:table-cell table:formula="of:=[.$C$1]/[.E17]" office:value-type="float" office:value="858067.559777706" calcext:value-type="float">
            <text:p>858067.560</text:p>
          </table:table-cell>
          <table:table-cell table:formula="of:=ROUND([.F17];0)" office:value-type="float" office:value="858068" calcext:value-type="float">
            <text:p>858068</text:p>
          </table:table-cell>
          <table:table-cell table:formula="of:=ABS([.F17]-[.G17])" office:value-type="float" office:value="0.440222294419073" calcext:value-type="float">
            <text:p>0.440</text:p>
          </table:table-cell>
          <table:table-cell table:formula="of:=[.H17]/[.F17]" office:value-type="percentage" office:value="0.00000051303920000556" calcext:value-type="percentage">
            <text:p>0.0001%</text:p>
          </table:table-cell>
          <table:table-cell table:formula="of:=DEC2HEX([.G17]-1)" office:value-type="string" office:string-value="D17D3" calcext:value-type="string">
            <text:p>D17D3</text:p>
          </table:table-cell>
          <table:table-cell table:formula="of:=[.G17]/2" office:value-type="float" office:value="429034" calcext:value-type="float">
            <text:p>429034</text:p>
          </table:table-cell>
          <table:table-cell table:formula="of:=DEC2HEX([.K17])" office:value-type="string" office:string-value="68BEA" calcext:value-type="string">
            <text:p>68BEA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͵</text:p>
          </table:table-cell>
          <table:table-cell office:value-type="string" calcext:value-type="string">
            <text:p>B1</text:p>
          </table:table-cell>
          <table:table-cell office:value-type="float" office:value="61.73541" calcext:value-type="float">
            <text:p>61.73541</text:p>
          </table:table-cell>
          <table:table-cell table:formula="of:=[.$C$1]/[.E18]" office:value-type="float" office:value="809907.96043956" calcext:value-type="float">
            <text:p>809907.960</text:p>
          </table:table-cell>
          <table:table-cell table:formula="of:=ROUND([.F18];0)" office:value-type="float" office:value="809908" calcext:value-type="float">
            <text:p>809908</text:p>
          </table:table-cell>
          <table:table-cell table:formula="of:=ABS([.F18]-[.G18])" office:value-type="float" office:value="0.0395604403456673" calcext:value-type="float">
            <text:p>0.040</text:p>
          </table:table-cell>
          <table:table-cell table:formula="of:=[.H18]/[.F18]" office:value-type="percentage" office:value="0.00000004884560009041" calcext:value-type="percentage">
            <text:p>0.0000%</text:p>
          </table:table-cell>
          <table:table-cell table:formula="of:=DEC2HEX([.G18]-1)" office:value-type="string" office:string-value="C5BB3" calcext:value-type="string">
            <text:p>C5BB3</text:p>
          </table:table-cell>
          <table:table-cell table:formula="of:=[.G18]/2" office:value-type="float" office:value="404954" calcext:value-type="float">
            <text:p>404954</text:p>
          </table:table-cell>
          <table:table-cell table:formula="of:=DEC2HEX([.K18])" office:value-type="string" office:string-value="62DDA" calcext:value-type="string">
            <text:p>62DD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table:style-name="ce6" office:value-type="string" calcext:value-type="string">
            <text:p>C great </text:p>
            <text:p><text:span text:style-name="T1">octave</text:span></text:p>
          </table:table-cell>
          <table:table-cell table:style-name="ce6" office:value-type="string" calcext:value-type="string">
            <text:p>C2 </text:p>
            <text:p><text:span text:style-name="T1">Deep C</text:span></text:p>
          </table:table-cell>
          <table:table-cell office:value-type="float" office:value="65.40639" calcext:value-type="float">
            <text:p>65.40639</text:p>
          </table:table-cell>
          <table:table-cell table:formula="of:=[.$C$1]/[.E19]" office:value-type="float" office:value="764451.302082258" calcext:value-type="float">
            <text:p>764451.302</text:p>
          </table:table-cell>
          <table:table-cell table:formula="of:=ROUND([.F19];0)" office:value-type="float" office:value="764451" calcext:value-type="float">
            <text:p>764451</text:p>
          </table:table-cell>
          <table:table-cell table:formula="of:=ABS([.F19]-[.G19])" office:value-type="float" office:value="0.302082258276641" calcext:value-type="float">
            <text:p>0.302</text:p>
          </table:table-cell>
          <table:table-cell table:formula="of:=[.H19]/[.F19]" office:value-type="percentage" office:value="0.00000039516219993846" calcext:value-type="percentage">
            <text:p>0.0000%</text:p>
          </table:table-cell>
          <table:table-cell table:formula="of:=DEC2HEX([.G19]-1)" office:value-type="string" office:string-value="BAA22" calcext:value-type="string">
            <text:p>BAA22</text:p>
          </table:table-cell>
          <table:table-cell table:formula="of:=[.G19]/2" office:value-type="float" office:value="382225.5" calcext:value-type="float">
            <text:p>382225.5</text:p>
          </table:table-cell>
          <table:table-cell table:formula="of:=DEC2HEX([.K19])" office:value-type="string" office:string-value="5D511" calcext:value-type="string">
            <text:p>5D51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♯/D♭</text:p>
          </table:table-cell>
          <table:table-cell office:value-type="string" calcext:value-type="string">
            <text:p>C♯2/D♭2</text:p>
          </table:table-cell>
          <table:table-cell office:value-type="float" office:value="69.29566" calcext:value-type="float">
            <text:p>69.29566</text:p>
          </table:table-cell>
          <table:table-cell table:formula="of:=[.$C$1]/[.E20]" office:value-type="float" office:value="721545.90922433" calcext:value-type="float">
            <text:p>721545.909</text:p>
          </table:table-cell>
          <table:table-cell table:formula="of:=ROUND([.F20];0)" office:value-type="float" office:value="721546" calcext:value-type="float">
            <text:p>721546</text:p>
          </table:table-cell>
          <table:table-cell table:formula="of:=ABS([.F20]-[.G20])" office:value-type="float" office:value="0.0907756704837084" calcext:value-type="float">
            <text:p>0.091</text:p>
          </table:table-cell>
          <table:table-cell table:formula="of:=[.H20]/[.F20]" office:value-type="percentage" office:value="0.00000012580719996222" calcext:value-type="percentage">
            <text:p>0.0000%</text:p>
          </table:table-cell>
          <table:table-cell table:formula="of:=DEC2HEX([.G20]-1)" office:value-type="string" office:string-value="B0289" calcext:value-type="string">
            <text:p>B0289</text:p>
          </table:table-cell>
          <table:table-cell table:formula="of:=[.G20]/2" office:value-type="float" office:value="360773" calcext:value-type="float">
            <text:p>360773</text:p>
          </table:table-cell>
          <table:table-cell table:formula="of:=DEC2HEX([.K20])" office:value-type="string" office:string-value="58145" calcext:value-type="string">
            <text:p>5814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float" office:value="73.41619" calcext:value-type="float">
            <text:p>73.41619</text:p>
          </table:table-cell>
          <table:table-cell table:formula="of:=[.$C$1]/[.E21]" office:value-type="float" office:value="681048.689669132" calcext:value-type="float">
            <text:p>681048.690</text:p>
          </table:table-cell>
          <table:table-cell table:formula="of:=ROUND([.F21];0)" office:value-type="float" office:value="681049" calcext:value-type="float">
            <text:p>681049</text:p>
          </table:table-cell>
          <table:table-cell table:formula="of:=ABS([.F21]-[.G21])" office:value-type="float" office:value="0.310330868465826" calcext:value-type="float">
            <text:p>0.310</text:p>
          </table:table-cell>
          <table:table-cell table:formula="of:=[.H21]/[.F21]" office:value-type="percentage" office:value="0.00000045566620004304" calcext:value-type="percentage">
            <text:p>0.0000%</text:p>
          </table:table-cell>
          <table:table-cell table:formula="of:=DEC2HEX([.G21]-1)" office:value-type="string" office:string-value="A6458" calcext:value-type="string">
            <text:p>A6458</text:p>
          </table:table-cell>
          <table:table-cell table:formula="of:=[.G21]/2" office:value-type="float" office:value="340524.5" calcext:value-type="float">
            <text:p>340524.5</text:p>
          </table:table-cell>
          <table:table-cell table:formula="of:=DEC2HEX([.K21])" office:value-type="string" office:string-value="5322C" calcext:value-type="string">
            <text:p>5322C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♯/E♭</text:p>
          </table:table-cell>
          <table:table-cell office:value-type="string" calcext:value-type="string">
            <text:p>D♯2/E♭2</text:p>
          </table:table-cell>
          <table:table-cell office:value-type="float" office:value="77.78175" calcext:value-type="float">
            <text:p>77.78175</text:p>
          </table:table-cell>
          <table:table-cell table:formula="of:=[.$C$1]/[.E22]" office:value-type="float" office:value="642824.312901163" calcext:value-type="float">
            <text:p>642824.313</text:p>
          </table:table-cell>
          <table:table-cell table:formula="of:=ROUND([.F22];0)" office:value-type="float" office:value="642824" calcext:value-type="float">
            <text:p>642824</text:p>
          </table:table-cell>
          <table:table-cell table:formula="of:=ABS([.F22]-[.G22])" office:value-type="float" office:value="0.312901162542403" calcext:value-type="float">
            <text:p>0.313</text:p>
          </table:table-cell>
          <table:table-cell table:formula="of:=[.H22]/[.F22]" office:value-type="percentage" office:value="0.00000048675999999165" calcext:value-type="percentage">
            <text:p>0.0000%</text:p>
          </table:table-cell>
          <table:table-cell table:formula="of:=DEC2HEX([.G22]-1)" office:value-type="string" office:string-value="9CF07" calcext:value-type="string">
            <text:p>9CF07</text:p>
          </table:table-cell>
          <table:table-cell table:formula="of:=[.G22]/2" office:value-type="float" office:value="321412" calcext:value-type="float">
            <text:p>321412</text:p>
          </table:table-cell>
          <table:table-cell table:formula="of:=DEC2HEX([.K22])" office:value-type="string" office:string-value="4E784" calcext:value-type="string">
            <text:p>4E78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2</text:p>
          </table:table-cell>
          <table:table-cell office:value-type="float" office:value="82.40689" calcext:value-type="float">
            <text:p>82.40689</text:p>
          </table:table-cell>
          <table:table-cell table:formula="of:=[.$C$1]/[.E23]" office:value-type="float" office:value="606745.382576627" calcext:value-type="float">
            <text:p>606745.383</text:p>
          </table:table-cell>
          <table:table-cell table:formula="of:=ROUND([.F23];0)" office:value-type="float" office:value="606745" calcext:value-type="float">
            <text:p>606745</text:p>
          </table:table-cell>
          <table:table-cell table:formula="of:=ABS([.F23]-[.G23])" office:value-type="float" office:value="0.382576626725495" calcext:value-type="float">
            <text:p>0.383</text:p>
          </table:table-cell>
          <table:table-cell table:formula="of:=[.H23]/[.F23]" office:value-type="percentage" office:value="0.00000063053899990278" calcext:value-type="percentage">
            <text:p>0.0001%</text:p>
          </table:table-cell>
          <table:table-cell table:formula="of:=DEC2HEX([.G23]-1)" office:value-type="string" office:string-value="94218" calcext:value-type="string">
            <text:p>94218</text:p>
          </table:table-cell>
          <table:table-cell table:formula="of:=[.G23]/2" office:value-type="float" office:value="303372.5" calcext:value-type="float">
            <text:p>303372.5</text:p>
          </table:table-cell>
          <table:table-cell table:formula="of:=DEC2HEX([.K23])" office:value-type="string" office:string-value="4A10C" calcext:value-type="string">
            <text:p>4A10C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2</text:p>
          </table:table-cell>
          <table:table-cell office:value-type="float" office:value="87.30706" calcext:value-type="float">
            <text:p>87.30706</text:p>
          </table:table-cell>
          <table:table-cell table:formula="of:=[.$C$1]/[.E24]" office:value-type="float" office:value="572691.372267031" calcext:value-type="float">
            <text:p>572691.372</text:p>
          </table:table-cell>
          <table:table-cell table:formula="of:=ROUND([.F24];0)" office:value-type="float" office:value="572691" calcext:value-type="float">
            <text:p>572691</text:p>
          </table:table-cell>
          <table:table-cell table:formula="of:=ABS([.F24]-[.G24])" office:value-type="float" office:value="0.372267030877992" calcext:value-type="float">
            <text:p>0.372</text:p>
          </table:table-cell>
          <table:table-cell table:formula="of:=[.H24]/[.F24]" office:value-type="percentage" office:value="0.00000065003080001774" calcext:value-type="percentage">
            <text:p>0.0001%</text:p>
          </table:table-cell>
          <table:table-cell table:formula="of:=DEC2HEX([.G24]-1)" office:value-type="string" office:string-value="8BD12" calcext:value-type="string">
            <text:p>8BD12</text:p>
          </table:table-cell>
          <table:table-cell table:formula="of:=[.G24]/2" office:value-type="float" office:value="286345.5" calcext:value-type="float">
            <text:p>286345.5</text:p>
          </table:table-cell>
          <table:table-cell table:formula="of:=DEC2HEX([.K24])" office:value-type="string" office:string-value="45E89" calcext:value-type="string">
            <text:p>45E8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♯/G♭</text:p>
          </table:table-cell>
          <table:table-cell office:value-type="string" calcext:value-type="string">
            <text:p>F♯2/G♭2</text:p>
          </table:table-cell>
          <table:table-cell office:value-type="float" office:value="92.49861" calcext:value-type="float">
            <text:p>92.49861</text:p>
          </table:table-cell>
          <table:table-cell table:formula="of:=[.$C$1]/[.E25]" office:value-type="float" office:value="540548.663379915" calcext:value-type="float">
            <text:p>540548.663</text:p>
          </table:table-cell>
          <table:table-cell table:formula="of:=ROUND([.F25];0)" office:value-type="float" office:value="540549" calcext:value-type="float">
            <text:p>540549</text:p>
          </table:table-cell>
          <table:table-cell table:formula="of:=ABS([.F25]-[.G25])" office:value-type="float" office:value="0.336620085407048" calcext:value-type="float">
            <text:p>0.337</text:p>
          </table:table-cell>
          <table:table-cell table:formula="of:=[.H25]/[.F25]" office:value-type="percentage" office:value="0.00000062273779996467" calcext:value-type="percentage">
            <text:p>0.0001%</text:p>
          </table:table-cell>
          <table:table-cell table:formula="of:=DEC2HEX([.G25]-1)" office:value-type="string" office:string-value="83F84" calcext:value-type="string">
            <text:p>83F84</text:p>
          </table:table-cell>
          <table:table-cell table:formula="of:=[.G25]/2" office:value-type="float" office:value="270274.5" calcext:value-type="float">
            <text:p>270274.5</text:p>
          </table:table-cell>
          <table:table-cell table:formula="of:=DEC2HEX([.K25])" office:value-type="string" office:string-value="41FC2" calcext:value-type="string">
            <text:p>41FC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2</text:p>
          </table:table-cell>
          <table:table-cell office:value-type="float" office:value="97.99886" calcext:value-type="float">
            <text:p>97.99886</text:p>
          </table:table-cell>
          <table:table-cell table:formula="of:=[.$C$1]/[.E26]" office:value-type="float" office:value="510210.016728766" calcext:value-type="float">
            <text:p>510210.017</text:p>
          </table:table-cell>
          <table:table-cell table:formula="of:=ROUND([.F26];0)" office:value-type="float" office:value="510210" calcext:value-type="float">
            <text:p>510210</text:p>
          </table:table-cell>
          <table:table-cell table:formula="of:=ABS([.F26]-[.G26])" office:value-type="float" office:value="0.0167287660879083" calcext:value-type="float">
            <text:p>0.017</text:p>
          </table:table-cell>
          <table:table-cell table:formula="of:=[.H26]/[.F26]" office:value-type="percentage" office:value="0.00000003278800011643" calcext:value-type="percentage">
            <text:p>0.0000%</text:p>
          </table:table-cell>
          <table:table-cell table:formula="of:=DEC2HEX([.G26]-1)" office:value-type="string" office:string-value="7C901" calcext:value-type="string">
            <text:p>7C901</text:p>
          </table:table-cell>
          <table:table-cell table:formula="of:=[.G26]/2" office:value-type="float" office:value="255105" calcext:value-type="float">
            <text:p>255105</text:p>
          </table:table-cell>
          <table:table-cell table:formula="of:=DEC2HEX([.K26])" office:value-type="string" office:string-value="3E481" calcext:value-type="string">
            <text:p>3E481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♯/A♭</text:p>
          </table:table-cell>
          <table:table-cell office:value-type="string" calcext:value-type="string">
            <text:p>G♯2/A♭2</text:p>
          </table:table-cell>
          <table:table-cell office:value-type="float" office:value="103.8262" calcext:value-type="float">
            <text:p>103.8262</text:p>
          </table:table-cell>
          <table:table-cell table:formula="of:=[.$C$1]/[.E27]" office:value-type="float" office:value="481574.015036667" calcext:value-type="float">
            <text:p>481574.015</text:p>
          </table:table-cell>
          <table:table-cell table:formula="of:=ROUND([.F27];0)" office:value-type="float" office:value="481574" calcext:value-type="float">
            <text:p>481574</text:p>
          </table:table-cell>
          <table:table-cell table:formula="of:=ABS([.F27]-[.G27])" office:value-type="float" office:value="0.0150366670568474" calcext:value-type="float">
            <text:p>0.015</text:p>
          </table:table-cell>
          <table:table-cell table:formula="of:=[.H27]/[.F27]" office:value-type="percentage" office:value="0.00000003122400002355" calcext:value-type="percentage">
            <text:p>0.0000%</text:p>
          </table:table-cell>
          <table:table-cell table:formula="of:=DEC2HEX([.G27]-1)" office:value-type="string" office:string-value="75925" calcext:value-type="string">
            <text:p>75925</text:p>
          </table:table-cell>
          <table:table-cell table:formula="of:=[.G27]/2" office:value-type="float" office:value="240787" calcext:value-type="float">
            <text:p>240787</text:p>
          </table:table-cell>
          <table:table-cell table:formula="of:=DEC2HEX([.K27])" office:value-type="string" office:string-value="3AC93" calcext:value-type="string">
            <text:p>3AC9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style-name="ce4" office:value-type="float" office:value="110" calcext:value-type="float">
            <text:p>110</text:p>
          </table:table-cell>
          <table:table-cell table:formula="of:=[.$C$1]/[.E28]" office:value-type="float" office:value="454545.454545455" calcext:value-type="float">
            <text:p>454545.455</text:p>
          </table:table-cell>
          <table:table-cell table:formula="of:=ROUND([.F28];0)" office:value-type="float" office:value="454545" calcext:value-type="float">
            <text:p>454545</text:p>
          </table:table-cell>
          <table:table-cell table:formula="of:=ABS([.F28]-[.G28])" office:value-type="float" office:value="0.45454545452958" calcext:value-type="float">
            <text:p>0.455</text:p>
          </table:table-cell>
          <table:table-cell table:formula="of:=[.H28]/[.F28]" office:value-type="percentage" office:value="0.00000099999999996508" calcext:value-type="percentage">
            <text:p>0.0001%</text:p>
          </table:table-cell>
          <table:table-cell table:formula="of:=DEC2HEX([.G28]-1)" office:value-type="string" office:string-value="6EF90" calcext:value-type="string">
            <text:p>6EF90</text:p>
          </table:table-cell>
          <table:table-cell table:formula="of:=[.G28]/2" office:value-type="float" office:value="227272.5" calcext:value-type="float">
            <text:p>227272.5</text:p>
          </table:table-cell>
          <table:table-cell table:formula="of:=DEC2HEX([.K28])" office:value-type="string" office:string-value="377C8" calcext:value-type="string">
            <text:p>377C8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♯/B♭</text:p>
          </table:table-cell>
          <table:table-cell office:value-type="string" calcext:value-type="string">
            <text:p>A♯2/B♭2</text:p>
          </table:table-cell>
          <table:table-cell office:value-type="float" office:value="116.5409" calcext:value-type="float">
            <text:p>116.5409</text:p>
          </table:table-cell>
          <table:table-cell table:formula="of:=[.$C$1]/[.E29]" office:value-type="float" office:value="429033.927144891" calcext:value-type="float">
            <text:p>429033.927</text:p>
          </table:table-cell>
          <table:table-cell table:formula="of:=ROUND([.F29];0)" office:value-type="float" office:value="429034" calcext:value-type="float">
            <text:p>429034</text:p>
          </table:table-cell>
          <table:table-cell table:formula="of:=ABS([.F29]-[.G29])" office:value-type="float" office:value="0.0728551092324778" calcext:value-type="float">
            <text:p>0.073</text:p>
          </table:table-cell>
          <table:table-cell table:formula="of:=[.H29]/[.F29]" office:value-type="percentage" office:value="0.00000016981199999103" calcext:value-type="percentage">
            <text:p>0.0000%</text:p>
          </table:table-cell>
          <table:table-cell table:formula="of:=DEC2HEX([.G29]-1)" office:value-type="string" office:string-value="68BE9" calcext:value-type="string">
            <text:p>68BE9</text:p>
          </table:table-cell>
          <table:table-cell table:formula="of:=[.G29]/2" office:value-type="float" office:value="214517" calcext:value-type="float">
            <text:p>214517</text:p>
          </table:table-cell>
          <table:table-cell table:formula="of:=DEC2HEX([.K29])" office:value-type="string" office:string-value="345F5" calcext:value-type="string">
            <text:p>345F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float" office:value="123.4708" calcext:value-type="float">
            <text:p>123.4708</text:p>
          </table:table-cell>
          <table:table-cell table:formula="of:=[.$C$1]/[.E30]" office:value-type="float" office:value="404954.045814881" calcext:value-type="float">
            <text:p>404954.046</text:p>
          </table:table-cell>
          <table:table-cell table:formula="of:=ROUND([.F30];0)" office:value-type="float" office:value="404954" calcext:value-type="float">
            <text:p>404954</text:p>
          </table:table-cell>
          <table:table-cell table:formula="of:=ABS([.F30]-[.G30])" office:value-type="float" office:value="0.0458148809266277" calcext:value-type="float">
            <text:p>0.046</text:p>
          </table:table-cell>
          <table:table-cell table:formula="of:=[.H30]/[.F30]" office:value-type="percentage" office:value="0.00000011313599999831" calcext:value-type="percentage">
            <text:p>0.0000%</text:p>
          </table:table-cell>
          <table:table-cell table:formula="of:=DEC2HEX([.G30]-1)" office:value-type="string" office:string-value="62DD9" calcext:value-type="string">
            <text:p>62DD9</text:p>
          </table:table-cell>
          <table:table-cell table:formula="of:=[.G30]/2" office:value-type="float" office:value="202477" calcext:value-type="float">
            <text:p>202477</text:p>
          </table:table-cell>
          <table:table-cell table:formula="of:=DEC2HEX([.K30])" office:value-type="string" office:string-value="316ED" calcext:value-type="string">
            <text:p>316ED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table:style-name="ce6" office:value-type="string" calcext:value-type="string">
            <text:p>c small </text:p>
            <text:p><text:span text:style-name="T1">octave</text:span></text:p>
          </table:table-cell>
          <table:table-cell office:value-type="string" calcext:value-type="string">
            <text:p>C3</text:p>
          </table:table-cell>
          <table:table-cell office:value-type="float" office:value="130.8128" calcext:value-type="float">
            <text:p>130.8128</text:p>
          </table:table-cell>
          <table:table-cell table:formula="of:=[.$C$1]/[.E31]" office:value-type="float" office:value="382225.592602559" calcext:value-type="float">
            <text:p>382225.593</text:p>
          </table:table-cell>
          <table:table-cell table:formula="of:=ROUND([.F31];0)" office:value-type="float" office:value="382226" calcext:value-type="float">
            <text:p>382226</text:p>
          </table:table-cell>
          <table:table-cell table:formula="of:=ABS([.F31]-[.G31])" office:value-type="float" office:value="0.407397441274952" calcext:value-type="float">
            <text:p>0.407</text:p>
          </table:table-cell>
          <table:table-cell table:formula="of:=[.H31]/[.F31]" office:value-type="percentage" office:value="0.00000106585600012024" calcext:value-type="percentage">
            <text:p>0.0001%</text:p>
          </table:table-cell>
          <table:table-cell table:formula="of:=DEC2HEX([.G31]-1)" office:value-type="string" office:string-value="5D511" calcext:value-type="string">
            <text:p>5D511</text:p>
          </table:table-cell>
          <table:table-cell table:formula="of:=[.G31]/2" office:value-type="float" office:value="191113" calcext:value-type="float">
            <text:p>191113</text:p>
          </table:table-cell>
          <table:table-cell table:formula="of:=DEC2HEX([.K31])" office:value-type="string" office:string-value="2EA89" calcext:value-type="string">
            <text:p>2EA89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♯/d♭</text:p>
          </table:table-cell>
          <table:table-cell office:value-type="string" calcext:value-type="string">
            <text:p>C♯3/D♭3</text:p>
          </table:table-cell>
          <table:table-cell office:value-type="float" office:value="138.5913" calcext:value-type="float">
            <text:p>138.5913</text:p>
          </table:table-cell>
          <table:table-cell table:formula="of:=[.$C$1]/[.E32]" office:value-type="float" office:value="360773.006675022" calcext:value-type="float">
            <text:p>360773.007</text:p>
          </table:table-cell>
          <table:table-cell table:formula="of:=ROUND([.F32];0)" office:value-type="float" office:value="360773" calcext:value-type="float">
            <text:p>360773</text:p>
          </table:table-cell>
          <table:table-cell table:formula="of:=ABS([.F32]-[.G32])" office:value-type="float" office:value="0.00667502218857408" calcext:value-type="float">
            <text:p>0.007</text:p>
          </table:table-cell>
          <table:table-cell table:formula="of:=[.H32]/[.F32]" office:value-type="percentage" office:value="0.00000001850200005287" calcext:value-type="percentage">
            <text:p>0.0000%</text:p>
          </table:table-cell>
          <table:table-cell table:formula="of:=DEC2HEX([.G32]-1)" office:value-type="string" office:string-value="58144" calcext:value-type="string">
            <text:p>58144</text:p>
          </table:table-cell>
          <table:table-cell table:formula="of:=[.G32]/2" office:value-type="float" office:value="180386.5" calcext:value-type="float">
            <text:p>180386.5</text:p>
          </table:table-cell>
          <table:table-cell table:formula="of:=DEC2HEX([.K32])" office:value-type="string" office:string-value="2C0A2" calcext:value-type="string">
            <text:p>2C0A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float" office:value="146.8324" calcext:value-type="float">
            <text:p>146.8324</text:p>
          </table:table-cell>
          <table:table-cell table:formula="of:=[.$C$1]/[.E33]" office:value-type="float" office:value="340524.29845184" calcext:value-type="float">
            <text:p>340524.298</text:p>
          </table:table-cell>
          <table:table-cell table:formula="of:=ROUND([.F33];0)" office:value-type="float" office:value="340524" calcext:value-type="float">
            <text:p>340524</text:p>
          </table:table-cell>
          <table:table-cell table:formula="of:=ABS([.F33]-[.G33])" office:value-type="float" office:value="0.298451840295456" calcext:value-type="float">
            <text:p>0.298</text:p>
          </table:table-cell>
          <table:table-cell table:formula="of:=[.H33]/[.F33]" office:value-type="percentage" office:value="0.00000087644799989997" calcext:value-type="percentage">
            <text:p>0.0001%</text:p>
          </table:table-cell>
          <table:table-cell table:formula="of:=DEC2HEX([.G33]-1)" office:value-type="string" office:string-value="5322B" calcext:value-type="string">
            <text:p>5322B</text:p>
          </table:table-cell>
          <table:table-cell table:formula="of:=[.G33]/2" office:value-type="float" office:value="170262" calcext:value-type="float">
            <text:p>170262</text:p>
          </table:table-cell>
          <table:table-cell table:formula="of:=DEC2HEX([.K33])" office:value-type="string" office:string-value="29916" calcext:value-type="string">
            <text:p>2991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♯/e♭</text:p>
          </table:table-cell>
          <table:table-cell office:value-type="string" calcext:value-type="string">
            <text:p>D♯3/E♭3</text:p>
          </table:table-cell>
          <table:table-cell office:value-type="float" office:value="155.5635" calcext:value-type="float">
            <text:p>155.5635</text:p>
          </table:table-cell>
          <table:table-cell table:formula="of:=[.$C$1]/[.E34]" office:value-type="float" office:value="321412.156450581" calcext:value-type="float">
            <text:p>321412.156</text:p>
          </table:table-cell>
          <table:table-cell table:formula="of:=ROUND([.F34];0)" office:value-type="float" office:value="321412" calcext:value-type="float">
            <text:p>321412</text:p>
          </table:table-cell>
          <table:table-cell table:formula="of:=ABS([.F34]-[.G34])" office:value-type="float" office:value="0.156450581271201" calcext:value-type="float">
            <text:p>0.156</text:p>
          </table:table-cell>
          <table:table-cell table:formula="of:=[.H34]/[.F34]" office:value-type="percentage" office:value="0.00000048675999999165" calcext:value-type="percentage">
            <text:p>0.0000%</text:p>
          </table:table-cell>
          <table:table-cell table:formula="of:=DEC2HEX([.G34]-1)" office:value-type="string" office:string-value="4E783" calcext:value-type="string">
            <text:p>4E783</text:p>
          </table:table-cell>
          <table:table-cell table:formula="of:=[.G34]/2" office:value-type="float" office:value="160706" calcext:value-type="float">
            <text:p>160706</text:p>
          </table:table-cell>
          <table:table-cell table:formula="of:=DEC2HEX([.K34])" office:value-type="string" office:string-value="273C2" calcext:value-type="string">
            <text:p>273C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float" office:value="164.8138" calcext:value-type="float">
            <text:p>164.8138</text:p>
          </table:table-cell>
          <table:table-cell table:formula="of:=[.$C$1]/[.E35]" office:value-type="float" office:value="303372.654474322" calcext:value-type="float">
            <text:p>303372.654</text:p>
          </table:table-cell>
          <table:table-cell table:formula="of:=ROUND([.F35];0)" office:value-type="float" office:value="303373" calcext:value-type="float">
            <text:p>303373</text:p>
          </table:table-cell>
          <table:table-cell table:formula="of:=ABS([.F35]-[.G35])" office:value-type="float" office:value="0.345525678014383" calcext:value-type="float">
            <text:p>0.346</text:p>
          </table:table-cell>
          <table:table-cell table:formula="of:=[.H35]/[.F35]" office:value-type="percentage" office:value="0.00000113894799982254" calcext:value-type="percentage">
            <text:p>0.0001%</text:p>
          </table:table-cell>
          <table:table-cell table:formula="of:=DEC2HEX([.G35]-1)" office:value-type="string" office:string-value="4A10C" calcext:value-type="string">
            <text:p>4A10C</text:p>
          </table:table-cell>
          <table:table-cell table:formula="of:=[.G35]/2" office:value-type="float" office:value="151686.5" calcext:value-type="float">
            <text:p>151686.5</text:p>
          </table:table-cell>
          <table:table-cell table:formula="of:=DEC2HEX([.K35])" office:value-type="string" office:string-value="25086" calcext:value-type="string">
            <text:p>2508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3</text:p>
          </table:table-cell>
          <table:table-cell office:value-type="float" office:value="174.6141" calcext:value-type="float">
            <text:p>174.6141</text:p>
          </table:table-cell>
          <table:table-cell table:formula="of:=[.$C$1]/[.E36]" office:value-type="float" office:value="286345.71893106" calcext:value-type="float">
            <text:p>286345.719</text:p>
          </table:table-cell>
          <table:table-cell table:formula="of:=ROUND([.F36];0)" office:value-type="float" office:value="286346" calcext:value-type="float">
            <text:p>286346</text:p>
          </table:table-cell>
          <table:table-cell table:formula="of:=ABS([.F36]-[.G36])" office:value-type="float" office:value="0.281068940006662" calcext:value-type="float">
            <text:p>0.281</text:p>
          </table:table-cell>
          <table:table-cell table:formula="of:=[.H36]/[.F36]" office:value-type="percentage" office:value="0.00000098157199994435" calcext:value-type="percentage">
            <text:p>0.0001%</text:p>
          </table:table-cell>
          <table:table-cell table:formula="of:=DEC2HEX([.G36]-1)" office:value-type="string" office:string-value="45E89" calcext:value-type="string">
            <text:p>45E89</text:p>
          </table:table-cell>
          <table:table-cell table:formula="of:=[.G36]/2" office:value-type="float" office:value="143173" calcext:value-type="float">
            <text:p>143173</text:p>
          </table:table-cell>
          <table:table-cell table:formula="of:=DEC2HEX([.K36])" office:value-type="string" office:string-value="22F45" calcext:value-type="string">
            <text:p>22F4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♯/g♭</text:p>
          </table:table-cell>
          <table:table-cell office:value-type="string" calcext:value-type="string">
            <text:p>F♯3/G♭3</text:p>
          </table:table-cell>
          <table:table-cell office:value-type="float" office:value="184.9972" calcext:value-type="float">
            <text:p>184.9972</text:p>
          </table:table-cell>
          <table:table-cell table:formula="of:=[.$C$1]/[.E37]" office:value-type="float" office:value="270274.360909246" calcext:value-type="float">
            <text:p>270274.361</text:p>
          </table:table-cell>
          <table:table-cell table:formula="of:=ROUND([.F37];0)" office:value-type="float" office:value="270274" calcext:value-type="float">
            <text:p>270274</text:p>
          </table:table-cell>
          <table:table-cell table:formula="of:=ABS([.F37]-[.G37])" office:value-type="float" office:value="0.360909246199299" calcext:value-type="float">
            <text:p>0.361</text:p>
          </table:table-cell>
          <table:table-cell table:formula="of:=[.H37]/[.F37]" office:value-type="percentage" office:value="0.00000133534400001962" calcext:value-type="percentage">
            <text:p>0.0001%</text:p>
          </table:table-cell>
          <table:table-cell table:formula="of:=DEC2HEX([.G37]-1)" office:value-type="string" office:string-value="41FC1" calcext:value-type="string">
            <text:p>41FC1</text:p>
          </table:table-cell>
          <table:table-cell table:formula="of:=[.G37]/2" office:value-type="float" office:value="135137" calcext:value-type="float">
            <text:p>135137</text:p>
          </table:table-cell>
          <table:table-cell table:formula="of:=DEC2HEX([.K37])" office:value-type="string" office:string-value="20FE1" calcext:value-type="string">
            <text:p>20FE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3</text:p>
          </table:table-cell>
          <table:table-cell office:value-type="float" office:value="195.9977" calcext:value-type="float">
            <text:p>195.9977</text:p>
          </table:table-cell>
          <table:table-cell table:formula="of:=[.$C$1]/[.E38]" office:value-type="float" office:value="255105.034395812" calcext:value-type="float">
            <text:p>255105.034</text:p>
          </table:table-cell>
          <table:table-cell table:formula="of:=ROUND([.F38];0)" office:value-type="float" office:value="255105" calcext:value-type="float">
            <text:p>255105</text:p>
          </table:table-cell>
          <table:table-cell table:formula="of:=ABS([.F38]-[.G38])" office:value-type="float" office:value="0.0343958117882721" calcext:value-type="float">
            <text:p>0.034</text:p>
          </table:table-cell>
          <table:table-cell table:formula="of:=[.H38]/[.F38]" office:value-type="percentage" office:value="0.00000013483000000269" calcext:value-type="percentage">
            <text:p>0.0000%</text:p>
          </table:table-cell>
          <table:table-cell table:formula="of:=DEC2HEX([.G38]-1)" office:value-type="string" office:string-value="3E480" calcext:value-type="string">
            <text:p>3E480</text:p>
          </table:table-cell>
          <table:table-cell table:formula="of:=[.G38]/2" office:value-type="float" office:value="127552.5" calcext:value-type="float">
            <text:p>127552.5</text:p>
          </table:table-cell>
          <table:table-cell table:formula="of:=DEC2HEX([.K38])" office:value-type="string" office:string-value="1F240" calcext:value-type="string">
            <text:p>1F24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♯/a♭</text:p>
          </table:table-cell>
          <table:table-cell office:value-type="string" calcext:value-type="string">
            <text:p>G♯3/A♭3</text:p>
          </table:table-cell>
          <table:table-cell office:value-type="float" office:value="207.6523" calcext:value-type="float">
            <text:p>207.6523</text:p>
          </table:table-cell>
          <table:table-cell table:formula="of:=[.$C$1]/[.E39]" office:value-type="float" office:value="240787.123475155" calcext:value-type="float">
            <text:p>240787.123</text:p>
          </table:table-cell>
          <table:table-cell table:formula="of:=ROUND([.F39];0)" office:value-type="float" office:value="240787" calcext:value-type="float">
            <text:p>240787</text:p>
          </table:table-cell>
          <table:table-cell table:formula="of:=ABS([.F39]-[.G39])" office:value-type="float" office:value="0.123475155356573" calcext:value-type="float">
            <text:p>0.123</text:p>
          </table:table-cell>
          <table:table-cell table:formula="of:=[.H39]/[.F39]" office:value-type="percentage" office:value="0.00000051279800005299" calcext:value-type="percentage">
            <text:p>0.0001%</text:p>
          </table:table-cell>
          <table:table-cell table:formula="of:=DEC2HEX([.G39]-1)" office:value-type="string" office:string-value="3AC92" calcext:value-type="string">
            <text:p>3AC92</text:p>
          </table:table-cell>
          <table:table-cell table:formula="of:=[.G39]/2" office:value-type="float" office:value="120393.5" calcext:value-type="float">
            <text:p>120393.5</text:p>
          </table:table-cell>
          <table:table-cell table:formula="of:=DEC2HEX([.K39])" office:value-type="string" office:string-value="1D649" calcext:value-type="string">
            <text:p>1D649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float" office:value="220" calcext:value-type="float">
            <text:p>220</text:p>
          </table:table-cell>
          <table:table-cell table:formula="of:=[.$C$1]/[.E40]" office:value-type="float" office:value="227272.727272727" calcext:value-type="float">
            <text:p>227272.727</text:p>
          </table:table-cell>
          <table:table-cell table:formula="of:=ROUND([.F40];0)" office:value-type="float" office:value="227273" calcext:value-type="float">
            <text:p>227273</text:p>
          </table:table-cell>
          <table:table-cell table:formula="of:=ABS([.F40]-[.G40])" office:value-type="float" office:value="0.27272727273521" calcext:value-type="float">
            <text:p>0.273</text:p>
          </table:table-cell>
          <table:table-cell table:formula="of:=[.H40]/[.F40]" office:value-type="percentage" office:value="0.00000120000000003492" calcext:value-type="percentage">
            <text:p>0.0001%</text:p>
          </table:table-cell>
          <table:table-cell table:formula="of:=DEC2HEX([.G40]-1)" office:value-type="string" office:string-value="377C8" calcext:value-type="string">
            <text:p>377C8</text:p>
          </table:table-cell>
          <table:table-cell table:formula="of:=[.G40]/2" office:value-type="float" office:value="113636.5" calcext:value-type="float">
            <text:p>113636.5</text:p>
          </table:table-cell>
          <table:table-cell table:formula="of:=DEC2HEX([.K40])" office:value-type="string" office:string-value="1BBE4" calcext:value-type="string">
            <text:p>1BBE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♯/b♭</text:p>
          </table:table-cell>
          <table:table-cell office:value-type="string" calcext:value-type="string">
            <text:p>A♯3/B♭3</text:p>
          </table:table-cell>
          <table:table-cell office:value-type="float" office:value="233.0819" calcext:value-type="float">
            <text:p>233.0819</text:p>
          </table:table-cell>
          <table:table-cell table:formula="of:=[.$C$1]/[.E41]" office:value-type="float" office:value="214516.87153743" calcext:value-type="float">
            <text:p>214516.872</text:p>
          </table:table-cell>
          <table:table-cell table:formula="of:=ROUND([.F41];0)" office:value-type="float" office:value="214517" calcext:value-type="float">
            <text:p>214517</text:p>
          </table:table-cell>
          <table:table-cell table:formula="of:=ABS([.F41]-[.G41])" office:value-type="float" office:value="0.128462570457486" calcext:value-type="float">
            <text:p>0.128</text:p>
          </table:table-cell>
          <table:table-cell table:formula="of:=[.H41]/[.F41]" office:value-type="percentage" office:value="0.0000005988460000223" calcext:value-type="percentage">
            <text:p>0.0001%</text:p>
          </table:table-cell>
          <table:table-cell table:formula="of:=DEC2HEX([.G41]-1)" office:value-type="string" office:string-value="345F4" calcext:value-type="string">
            <text:p>345F4</text:p>
          </table:table-cell>
          <table:table-cell table:formula="of:=[.G41]/2" office:value-type="float" office:value="107258.5" calcext:value-type="float">
            <text:p>107258.5</text:p>
          </table:table-cell>
          <table:table-cell table:formula="of:=DEC2HEX([.K41])" office:value-type="string" office:string-value="1A2FA" calcext:value-type="string">
            <text:p>1A2FA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float" office:value="246.9417" calcext:value-type="float">
            <text:p>246.9417</text:p>
          </table:table-cell>
          <table:table-cell table:formula="of:=[.$C$1]/[.E42]" office:value-type="float" office:value="202476.940913584" calcext:value-type="float">
            <text:p>202476.941</text:p>
          </table:table-cell>
          <table:table-cell table:formula="of:=ROUND([.F42];0)" office:value-type="float" office:value="202477" calcext:value-type="float">
            <text:p>202477</text:p>
          </table:table-cell>
          <table:table-cell table:formula="of:=ABS([.F42]-[.G42])" office:value-type="float" office:value="0.0590864159457851" calcext:value-type="float">
            <text:p>0.059</text:p>
          </table:table-cell>
          <table:table-cell table:formula="of:=[.H42]/[.F42]" office:value-type="percentage" office:value="0.00000029181800001119" calcext:value-type="percentage">
            <text:p>0.0000%</text:p>
          </table:table-cell>
          <table:table-cell table:formula="of:=DEC2HEX([.G42]-1)" office:value-type="string" office:string-value="316EC" calcext:value-type="string">
            <text:p>316EC</text:p>
          </table:table-cell>
          <table:table-cell table:formula="of:=[.G42]/2" office:value-type="float" office:value="101238.5" calcext:value-type="float">
            <text:p>101238.5</text:p>
          </table:table-cell>
          <table:table-cell table:formula="of:=DEC2HEX([.K42])" office:value-type="string" office:string-value="18B76" calcext:value-type="string">
            <text:p>18B76</text:p>
          </table:table-cell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table:formula="of:=DEC2BIN([.A43])" office:value-type="string" office:string-value="101000" calcext:value-type="string">
            <text:p>101000</text:p>
          </table:table-cell>
          <table:table-cell table:style-name="ce7" office:value-type="string" calcext:value-type="string">
            <text:p>c′ 1-line <text:span text:style-name="T2">octave</text:span></text:p>
          </table:table-cell>
          <table:table-cell table:style-name="ce7" office:value-type="string" calcext:value-type="string">
            <text:p>C4 <text:span text:style-name="T2">Middle C</text:span></text:p>
          </table:table-cell>
          <table:table-cell table:style-name="ce9" office:value-type="float" office:value="261.6256" calcext:value-type="float">
            <text:p>261.6256</text:p>
          </table:table-cell>
          <table:table-cell table:formula="of:=[.$C$1]/[.E43]" office:value-type="float" office:value="191112.796301279" calcext:value-type="float">
            <text:p>191112.796</text:p>
          </table:table-cell>
          <table:table-cell table:style-name="ce7" table:formula="of:=ROUND([.F43];0)" office:value-type="float" office:value="191113" calcext:value-type="float">
            <text:p>191113</text:p>
          </table:table-cell>
          <table:table-cell table:style-name="ce16" table:formula="of:=ABS([.F43]-[.G43])" office:value-type="float" office:value="0.203698720637476" calcext:value-type="float">
            <text:p>0.204</text:p>
          </table:table-cell>
          <table:table-cell table:style-name="ce19" table:formula="of:=[.H43]/[.F43]" office:value-type="percentage" office:value="0.00000106585600012024" calcext:value-type="percentage">
            <text:p>0.0001%</text:p>
          </table:table-cell>
          <table:table-cell table:formula="of:=DEC2HEX([.G43]-1)" office:value-type="string" office:string-value="2EA88" calcext:value-type="string">
            <text:p>2EA88</text:p>
          </table:table-cell>
          <table:table-cell table:formula="of:=[.G43]/2" office:value-type="float" office:value="95556.5" calcext:value-type="float">
            <text:p>95556.5</text:p>
          </table:table-cell>
          <table:table-cell table:formula="of:=DEC2HEX([.K43])" office:value-type="string" office:string-value="17544" calcext:value-type="string">
            <text:p>1754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♯′/d♭′</text:p>
          </table:table-cell>
          <table:table-cell office:value-type="string" calcext:value-type="string">
            <text:p>C♯4/D♭4</text:p>
          </table:table-cell>
          <table:table-cell office:value-type="float" office:value="277.1826" calcext:value-type="float">
            <text:p>277.1826</text:p>
          </table:table-cell>
          <table:table-cell table:formula="of:=[.$C$1]/[.E44]" office:value-type="float" office:value="180386.503337511" calcext:value-type="float">
            <text:p>180386.503</text:p>
          </table:table-cell>
          <table:table-cell table:formula="of:=ROUND([.F44];0)" office:value-type="float" office:value="180387" calcext:value-type="float">
            <text:p>180387</text:p>
          </table:table-cell>
          <table:table-cell table:formula="of:=ABS([.F44]-[.G44])" office:value-type="float" office:value="0.496662488905713" calcext:value-type="float">
            <text:p>0.497</text:p>
          </table:table-cell>
          <table:table-cell table:formula="of:=[.H44]/[.F44]" office:value-type="percentage" office:value="0.00000275332399994713" calcext:value-type="percentage">
            <text:p>0.0003%</text:p>
          </table:table-cell>
          <table:table-cell table:formula="of:=DEC2HEX([.G44]-1)" office:value-type="string" office:string-value="2C0A2" calcext:value-type="string">
            <text:p>2C0A2</text:p>
          </table:table-cell>
          <table:table-cell table:formula="of:=[.G44]/2" office:value-type="float" office:value="90193.5" calcext:value-type="float">
            <text:p>90193.5</text:p>
          </table:table-cell>
          <table:table-cell table:formula="of:=DEC2HEX([.K44])" office:value-type="string" office:string-value="16051" calcext:value-type="string">
            <text:p>16051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′</text:p>
          </table:table-cell>
          <table:table-cell office:value-type="string" calcext:value-type="string">
            <text:p>D4</text:p>
          </table:table-cell>
          <table:table-cell office:value-type="float" office:value="293.6648" calcext:value-type="float">
            <text:p>293.6648</text:p>
          </table:table-cell>
          <table:table-cell table:formula="of:=[.$C$1]/[.E45]" office:value-type="float" office:value="170262.14922592" calcext:value-type="float">
            <text:p>170262.149</text:p>
          </table:table-cell>
          <table:table-cell table:formula="of:=ROUND([.F45];0)" office:value-type="float" office:value="170262" calcext:value-type="float">
            <text:p>170262</text:p>
          </table:table-cell>
          <table:table-cell table:formula="of:=ABS([.F45]-[.G45])" office:value-type="float" office:value="0.149225920147728" calcext:value-type="float">
            <text:p>0.149</text:p>
          </table:table-cell>
          <table:table-cell table:formula="of:=[.H45]/[.F45]" office:value-type="percentage" office:value="0.00000087644799989997" calcext:value-type="percentage">
            <text:p>0.0001%</text:p>
          </table:table-cell>
          <table:table-cell table:formula="of:=DEC2HEX([.G45]-1)" office:value-type="string" office:string-value="29915" calcext:value-type="string">
            <text:p>29915</text:p>
          </table:table-cell>
          <table:table-cell table:formula="of:=[.G45]/2" office:value-type="float" office:value="85131" calcext:value-type="float">
            <text:p>85131</text:p>
          </table:table-cell>
          <table:table-cell table:formula="of:=DEC2HEX([.K45])" office:value-type="string" office:string-value="14C8B" calcext:value-type="string">
            <text:p>14C8B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♯′/e♭′</text:p>
          </table:table-cell>
          <table:table-cell office:value-type="string" calcext:value-type="string">
            <text:p>D♯4/E♭4</text:p>
          </table:table-cell>
          <table:table-cell office:value-type="float" office:value="311.127" calcext:value-type="float">
            <text:p>311.127</text:p>
          </table:table-cell>
          <table:table-cell table:formula="of:=[.$C$1]/[.E46]" office:value-type="float" office:value="160706.078225291" calcext:value-type="float">
            <text:p>160706.078</text:p>
          </table:table-cell>
          <table:table-cell table:formula="of:=ROUND([.F46];0)" office:value-type="float" office:value="160706" calcext:value-type="float">
            <text:p>160706</text:p>
          </table:table-cell>
          <table:table-cell table:formula="of:=ABS([.F46]-[.G46])" office:value-type="float" office:value="0.0782252906356007" calcext:value-type="float">
            <text:p>0.078</text:p>
          </table:table-cell>
          <table:table-cell table:formula="of:=[.H46]/[.F46]" office:value-type="percentage" office:value="0.00000048675999999165" calcext:value-type="percentage">
            <text:p>0.0000%</text:p>
          </table:table-cell>
          <table:table-cell table:formula="of:=DEC2HEX([.G46]-1)" office:value-type="string" office:string-value="273C1" calcext:value-type="string">
            <text:p>273C1</text:p>
          </table:table-cell>
          <table:table-cell table:formula="of:=[.G46]/2" office:value-type="float" office:value="80353" calcext:value-type="float">
            <text:p>80353</text:p>
          </table:table-cell>
          <table:table-cell table:formula="of:=DEC2HEX([.K46])" office:value-type="string" office:string-value="139E1" calcext:value-type="string">
            <text:p>139E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e′</text:p>
          </table:table-cell>
          <table:table-cell office:value-type="string" calcext:value-type="string">
            <text:p>E4</text:p>
          </table:table-cell>
          <table:table-cell office:value-type="float" office:value="329.6276" calcext:value-type="float">
            <text:p>329.6276</text:p>
          </table:table-cell>
          <table:table-cell table:formula="of:=[.$C$1]/[.E47]" office:value-type="float" office:value="151686.327237161" calcext:value-type="float">
            <text:p>151686.327</text:p>
          </table:table-cell>
          <table:table-cell table:formula="of:=ROUND([.F47];0)" office:value-type="float" office:value="151686" calcext:value-type="float">
            <text:p>151686</text:p>
          </table:table-cell>
          <table:table-cell table:formula="of:=ABS([.F47]-[.G47])" office:value-type="float" office:value="0.327237160992809" calcext:value-type="float">
            <text:p>0.327</text:p>
          </table:table-cell>
          <table:table-cell table:formula="of:=[.H47]/[.F47]" office:value-type="percentage" office:value="0.00000215732800017746" calcext:value-type="percentage">
            <text:p>0.0002%</text:p>
          </table:table-cell>
          <table:table-cell table:formula="of:=DEC2HEX([.G47]-1)" office:value-type="string" office:string-value="25085" calcext:value-type="string">
            <text:p>25085</text:p>
          </table:table-cell>
          <table:table-cell table:formula="of:=[.G47]/2" office:value-type="float" office:value="75843" calcext:value-type="float">
            <text:p>75843</text:p>
          </table:table-cell>
          <table:table-cell table:formula="of:=DEC2HEX([.K47])" office:value-type="string" office:string-value="12843" calcext:value-type="string">
            <text:p>12843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′</text:p>
          </table:table-cell>
          <table:table-cell office:value-type="string" calcext:value-type="string">
            <text:p>F4</text:p>
          </table:table-cell>
          <table:table-cell office:value-type="float" office:value="349.2282" calcext:value-type="float">
            <text:p>349.2282</text:p>
          </table:table-cell>
          <table:table-cell table:formula="of:=[.$C$1]/[.E48]" office:value-type="float" office:value="143172.85946553" calcext:value-type="float">
            <text:p>143172.859</text:p>
          </table:table-cell>
          <table:table-cell table:formula="of:=ROUND([.F48];0)" office:value-type="float" office:value="143173" calcext:value-type="float">
            <text:p>143173</text:p>
          </table:table-cell>
          <table:table-cell table:formula="of:=ABS([.F48]-[.G48])" office:value-type="float" office:value="0.140534470003331" calcext:value-type="float">
            <text:p>0.141</text:p>
          </table:table-cell>
          <table:table-cell table:formula="of:=[.H48]/[.F48]" office:value-type="percentage" office:value="0.00000098157199994435" calcext:value-type="percentage">
            <text:p>0.0001%</text:p>
          </table:table-cell>
          <table:table-cell table:formula="of:=DEC2HEX([.G48]-1)" office:value-type="string" office:string-value="22F44" calcext:value-type="string">
            <text:p>22F44</text:p>
          </table:table-cell>
          <table:table-cell table:formula="of:=[.G48]/2" office:value-type="float" office:value="71586.5" calcext:value-type="float">
            <text:p>71586.5</text:p>
          </table:table-cell>
          <table:table-cell table:formula="of:=DEC2HEX([.K48])" office:value-type="string" office:string-value="117A2" calcext:value-type="string">
            <text:p>117A2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♯′/g♭′</text:p>
          </table:table-cell>
          <table:table-cell office:value-type="string" calcext:value-type="string">
            <text:p>F♯4/G♭4</text:p>
          </table:table-cell>
          <table:table-cell office:value-type="float" office:value="369.9944" calcext:value-type="float">
            <text:p>369.9944</text:p>
          </table:table-cell>
          <table:table-cell table:formula="of:=[.$C$1]/[.E49]" office:value-type="float" office:value="135137.180454623" calcext:value-type="float">
            <text:p>135137.180</text:p>
          </table:table-cell>
          <table:table-cell table:formula="of:=ROUND([.F49];0)" office:value-type="float" office:value="135137" calcext:value-type="float">
            <text:p>135137</text:p>
          </table:table-cell>
          <table:table-cell table:formula="of:=ABS([.F49]-[.G49])" office:value-type="float" office:value="0.180454623099649" calcext:value-type="float">
            <text:p>0.180</text:p>
          </table:table-cell>
          <table:table-cell table:formula="of:=[.H49]/[.F49]" office:value-type="percentage" office:value="0.00000133534400001962" calcext:value-type="percentage">
            <text:p>0.0001%</text:p>
          </table:table-cell>
          <table:table-cell table:formula="of:=DEC2HEX([.G49]-1)" office:value-type="string" office:string-value="20FE0" calcext:value-type="string">
            <text:p>20FE0</text:p>
          </table:table-cell>
          <table:table-cell table:formula="of:=[.G49]/2" office:value-type="float" office:value="67568.5" calcext:value-type="float">
            <text:p>67568.5</text:p>
          </table:table-cell>
          <table:table-cell table:formula="of:=DEC2HEX([.K49])" office:value-type="string" office:string-value="107F0" calcext:value-type="string">
            <text:p>107F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g′</text:p>
          </table:table-cell>
          <table:table-cell office:value-type="string" calcext:value-type="string">
            <text:p>G4</text:p>
          </table:table-cell>
          <table:table-cell office:value-type="float" office:value="391.9954" calcext:value-type="float">
            <text:p>391.9954</text:p>
          </table:table-cell>
          <table:table-cell table:formula="of:=[.$C$1]/[.E50]" office:value-type="float" office:value="127552.517197906" calcext:value-type="float">
            <text:p>127552.517</text:p>
          </table:table-cell>
          <table:table-cell table:formula="of:=ROUND([.F50];0)" office:value-type="float" office:value="127553" calcext:value-type="float">
            <text:p>127553</text:p>
          </table:table-cell>
          <table:table-cell table:formula="of:=ABS([.F50]-[.G50])" office:value-type="float" office:value="0.482802094105864" calcext:value-type="float">
            <text:p>0.483</text:p>
          </table:table-cell>
          <table:table-cell table:formula="of:=[.H50]/[.F50]" office:value-type="percentage" office:value="0.00000378512399999732" calcext:value-type="percentage">
            <text:p>0.0004%</text:p>
          </table:table-cell>
          <table:table-cell table:formula="of:=DEC2HEX([.G50]-1)" office:value-type="string" office:string-value="1F240" calcext:value-type="string">
            <text:p>1F240</text:p>
          </table:table-cell>
          <table:table-cell table:formula="of:=[.G50]/2" office:value-type="float" office:value="63776.5" calcext:value-type="float">
            <text:p>63776.5</text:p>
          </table:table-cell>
          <table:table-cell table:formula="of:=DEC2HEX([.K50])" office:value-type="string" office:string-value="F920" calcext:value-type="string">
            <text:p>F92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g♯′/a♭′</text:p>
          </table:table-cell>
          <table:table-cell office:value-type="string" calcext:value-type="string">
            <text:p>G♯4/A♭4</text:p>
          </table:table-cell>
          <table:table-cell office:value-type="float" office:value="415.3047" calcext:value-type="float">
            <text:p>415.3047</text:p>
          </table:table-cell>
          <table:table-cell table:formula="of:=[.$C$1]/[.E51]" office:value-type="float" office:value="120393.532748365" calcext:value-type="float">
            <text:p>120393.533</text:p>
          </table:table-cell>
          <table:table-cell table:formula="of:=ROUND([.F51];0)" office:value-type="float" office:value="120394" calcext:value-type="float">
            <text:p>120394</text:p>
          </table:table-cell>
          <table:table-cell table:formula="of:=ABS([.F51]-[.G51])" office:value-type="float" office:value="0.46725163476367" calcext:value-type="float">
            <text:p>0.467</text:p>
          </table:table-cell>
          <table:table-cell table:formula="of:=[.H51]/[.F51]" office:value-type="percentage" office:value="0.00000388103600000071" calcext:value-type="percentage">
            <text:p>0.0004%</text:p>
          </table:table-cell>
          <table:table-cell table:formula="of:=DEC2HEX([.G51]-1)" office:value-type="string" office:string-value="1D649" calcext:value-type="string">
            <text:p>1D649</text:p>
          </table:table-cell>
          <table:table-cell table:formula="of:=[.G51]/2" office:value-type="float" office:value="60197" calcext:value-type="float">
            <text:p>60197</text:p>
          </table:table-cell>
          <table:table-cell table:formula="of:=DEC2HEX([.K51])" office:value-type="string" office:string-value="EB25" calcext:value-type="string">
            <text:p>EB2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′</text:p>
          </table:table-cell>
          <table:table-cell table:style-name="ce8" office:value-type="string" calcext:value-type="string">
            <text:p><text:span text:style-name="T3">A4 </text:span><text:span text:style-name="T4">A440</text:span></text:p>
          </table:table-cell>
          <table:table-cell table:style-name="ce4" office:value-type="float" office:value="440" calcext:value-type="float">
            <text:p>440</text:p>
          </table:table-cell>
          <table:table-cell table:formula="of:=[.$C$1]/[.E52]" office:value-type="float" office:value="113636.363636364" calcext:value-type="float">
            <text:p>113636.364</text:p>
          </table:table-cell>
          <table:table-cell table:formula="of:=ROUND([.F52];0)" office:value-type="float" office:value="113636" calcext:value-type="float">
            <text:p>113636</text:p>
          </table:table-cell>
          <table:table-cell table:formula="of:=ABS([.F52]-[.G52])" office:value-type="float" office:value="0.363636363632395" calcext:value-type="float">
            <text:p>0.364</text:p>
          </table:table-cell>
          <table:table-cell table:formula="of:=[.H52]/[.F52]" office:value-type="percentage" office:value="0.00000319999999996508" calcext:value-type="percentage">
            <text:p>0.0003%</text:p>
          </table:table-cell>
          <table:table-cell table:formula="of:=DEC2HEX([.G52]-1)" office:value-type="string" office:string-value="1BBE3" calcext:value-type="string">
            <text:p>1BBE3</text:p>
          </table:table-cell>
          <table:table-cell table:formula="of:=[.G52]/2" office:value-type="float" office:value="56818" calcext:value-type="float">
            <text:p>56818</text:p>
          </table:table-cell>
          <table:table-cell table:formula="of:=DEC2HEX([.K52])" office:value-type="string" office:string-value="DDF2" calcext:value-type="string">
            <text:p>DDF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♯′/b♭′</text:p>
          </table:table-cell>
          <table:table-cell office:value-type="string" calcext:value-type="string">
            <text:p>A♯4/B♭4</text:p>
          </table:table-cell>
          <table:table-cell office:value-type="float" office:value="466.1638" calcext:value-type="float">
            <text:p>466.1638</text:p>
          </table:table-cell>
          <table:table-cell table:formula="of:=[.$C$1]/[.E53]" office:value-type="float" office:value="107258.435768715" calcext:value-type="float">
            <text:p>107258.436</text:p>
          </table:table-cell>
          <table:table-cell table:formula="of:=ROUND([.F53];0)" office:value-type="float" office:value="107258" calcext:value-type="float">
            <text:p>107258</text:p>
          </table:table-cell>
          <table:table-cell table:formula="of:=ABS([.F53]-[.G53])" office:value-type="float" office:value="0.435768714771257" calcext:value-type="float">
            <text:p>0.436</text:p>
          </table:table-cell>
          <table:table-cell table:formula="of:=[.H53]/[.F53]" office:value-type="percentage" office:value="0.0000040627919999777" calcext:value-type="percentage">
            <text:p>0.0004%</text:p>
          </table:table-cell>
          <table:table-cell table:formula="of:=DEC2HEX([.G53]-1)" office:value-type="string" office:string-value="1A2F9" calcext:value-type="string">
            <text:p>1A2F9</text:p>
          </table:table-cell>
          <table:table-cell table:formula="of:=[.G53]/2" office:value-type="float" office:value="53629" calcext:value-type="float">
            <text:p>53629</text:p>
          </table:table-cell>
          <table:table-cell table:formula="of:=DEC2HEX([.K53])" office:value-type="string" office:string-value="D17D" calcext:value-type="string">
            <text:p>D17D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′</text:p>
          </table:table-cell>
          <table:table-cell office:value-type="string" calcext:value-type="string">
            <text:p>B4</text:p>
          </table:table-cell>
          <table:table-cell office:value-type="float" office:value="493.8833" calcext:value-type="float">
            <text:p>493.8833</text:p>
          </table:table-cell>
          <table:table-cell table:formula="of:=[.$C$1]/[.E54]" office:value-type="float" office:value="101238.490955252" calcext:value-type="float">
            <text:p>101238.491</text:p>
          </table:table-cell>
          <table:table-cell table:formula="of:=ROUND([.F54];0)" office:value-type="float" office:value="101238" calcext:value-type="float">
            <text:p>101238</text:p>
          </table:table-cell>
          <table:table-cell table:formula="of:=ABS([.F54]-[.G54])" office:value-type="float" office:value="0.490955251982086" calcext:value-type="float">
            <text:p>0.491</text:p>
          </table:table-cell>
          <table:table-cell table:formula="of:=[.H54]/[.F54]" office:value-type="percentage" office:value="0.00000484949200002489" calcext:value-type="percentage">
            <text:p>0.0005%</text:p>
          </table:table-cell>
          <table:table-cell table:formula="of:=DEC2HEX([.G54]-1)" office:value-type="string" office:string-value="18B75" calcext:value-type="string">
            <text:p>18B75</text:p>
          </table:table-cell>
          <table:table-cell table:formula="of:=[.G54]/2" office:value-type="float" office:value="50619" calcext:value-type="float">
            <text:p>50619</text:p>
          </table:table-cell>
          <table:table-cell table:formula="of:=DEC2HEX([.K54])" office:value-type="string" office:string-value="C5BB" calcext:value-type="string">
            <text:p>C5BB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c′′ 2-line </text:p>
            <text:p><text:span text:style-name="T1">octave</text:span></text:p>
          </table:table-cell>
          <table:table-cell table:style-name="ce8" office:value-type="string" calcext:value-type="string">
            <text:p><text:span text:style-name="T3">C5 </text:span><text:span text:style-name="T4">Tenor C</text:span></text:p>
          </table:table-cell>
          <table:table-cell office:value-type="float" office:value="523.2511" calcext:value-type="float">
            <text:p>523.2511</text:p>
          </table:table-cell>
          <table:table-cell table:formula="of:=[.$C$1]/[.E55]" office:value-type="float" office:value="95556.4164126936" calcext:value-type="float">
            <text:p>95556.416</text:p>
          </table:table-cell>
          <table:table-cell table:formula="of:=ROUND([.F55];0)" office:value-type="float" office:value="95556" calcext:value-type="float">
            <text:p>95556</text:p>
          </table:table-cell>
          <table:table-cell table:formula="of:=ABS([.F55]-[.G55])" office:value-type="float" office:value="0.416412693652092" calcext:value-type="float">
            <text:p>0.416</text:p>
          </table:table-cell>
          <table:table-cell table:formula="of:=[.H55]/[.F55]" office:value-type="percentage" office:value="0.0000043577680001484" calcext:value-type="percentage">
            <text:p>0.0004%</text:p>
          </table:table-cell>
          <table:table-cell table:formula="of:=DEC2HEX([.G55]-1)" office:value-type="string" office:string-value="17543" calcext:value-type="string">
            <text:p>17543</text:p>
          </table:table-cell>
          <table:table-cell table:formula="of:=[.G55]/2" office:value-type="float" office:value="47778" calcext:value-type="float">
            <text:p>47778</text:p>
          </table:table-cell>
          <table:table-cell table:formula="of:=DEC2HEX([.K55])" office:value-type="string" office:string-value="BAA2" calcext:value-type="string">
            <text:p>BAA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♯′′/d♭′′</text:p>
          </table:table-cell>
          <table:table-cell office:value-type="string" calcext:value-type="string">
            <text:p>C♯5/D♭5</text:p>
          </table:table-cell>
          <table:table-cell office:value-type="float" office:value="554.3653" calcext:value-type="float">
            <text:p>554.3653</text:p>
          </table:table-cell>
          <table:table-cell table:formula="of:=[.$C$1]/[.E56]" office:value-type="float" office:value="90193.2353991132" calcext:value-type="float">
            <text:p>90193.235</text:p>
          </table:table-cell>
          <table:table-cell table:formula="of:=ROUND([.F56];0)" office:value-type="float" office:value="90193" calcext:value-type="float">
            <text:p>90193</text:p>
          </table:table-cell>
          <table:table-cell table:formula="of:=ABS([.F56]-[.G56])" office:value-type="float" office:value="0.235399113182211" calcext:value-type="float">
            <text:p>0.235</text:p>
          </table:table-cell>
          <table:table-cell table:formula="of:=[.H56]/[.F56]" office:value-type="percentage" office:value="0.00000260994199997981" calcext:value-type="percentage">
            <text:p>0.0003%</text:p>
          </table:table-cell>
          <table:table-cell table:formula="of:=DEC2HEX([.G56]-1)" office:value-type="string" office:string-value="16050" calcext:value-type="string">
            <text:p>16050</text:p>
          </table:table-cell>
          <table:table-cell table:formula="of:=[.G56]/2" office:value-type="float" office:value="45096.5" calcext:value-type="float">
            <text:p>45096.5</text:p>
          </table:table-cell>
          <table:table-cell table:formula="of:=DEC2HEX([.K56])" office:value-type="string" office:string-value="B028" calcext:value-type="string">
            <text:p>B028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′′</text:p>
          </table:table-cell>
          <table:table-cell office:value-type="string" calcext:value-type="string">
            <text:p>D5</text:p>
          </table:table-cell>
          <table:table-cell office:value-type="float" office:value="587.3295" calcext:value-type="float">
            <text:p>587.3295</text:p>
          </table:table-cell>
          <table:table-cell table:formula="of:=[.$C$1]/[.E57]" office:value-type="float" office:value="85131.0891075623" calcext:value-type="float">
            <text:p>85131.089</text:p>
          </table:table-cell>
          <table:table-cell table:formula="of:=ROUND([.F57];0)" office:value-type="float" office:value="85131" calcext:value-type="float">
            <text:p>85131</text:p>
          </table:table-cell>
          <table:table-cell table:formula="of:=ABS([.F57]-[.G57])" office:value-type="float" office:value="0.0891075622785138" calcext:value-type="float">
            <text:p>0.089</text:p>
          </table:table-cell>
          <table:table-cell table:formula="of:=[.H57]/[.F57]" office:value-type="percentage" office:value="0.00000104670999998517" calcext:value-type="percentage">
            <text:p>0.0001%</text:p>
          </table:table-cell>
          <table:table-cell table:formula="of:=DEC2HEX([.G57]-1)" office:value-type="string" office:string-value="14C8A" calcext:value-type="string">
            <text:p>14C8A</text:p>
          </table:table-cell>
          <table:table-cell table:formula="of:=[.G57]/2" office:value-type="float" office:value="42565.5" calcext:value-type="float">
            <text:p>42565.5</text:p>
          </table:table-cell>
          <table:table-cell table:formula="of:=DEC2HEX([.K57])" office:value-type="string" office:string-value="A645" calcext:value-type="string">
            <text:p>A645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♯′′/e♭′′</text:p>
          </table:table-cell>
          <table:table-cell office:value-type="string" calcext:value-type="string">
            <text:p>D♯5/E♭5</text:p>
          </table:table-cell>
          <table:table-cell office:value-type="float" office:value="622.254" calcext:value-type="float">
            <text:p>622.254</text:p>
          </table:table-cell>
          <table:table-cell table:formula="of:=[.$C$1]/[.E58]" office:value-type="float" office:value="80353.0391126453" calcext:value-type="float">
            <text:p>80353.039</text:p>
          </table:table-cell>
          <table:table-cell table:formula="of:=ROUND([.F58];0)" office:value-type="float" office:value="80353" calcext:value-type="float">
            <text:p>80353</text:p>
          </table:table-cell>
          <table:table-cell table:formula="of:=ABS([.F58]-[.G58])" office:value-type="float" office:value="0.0391126453178003" calcext:value-type="float">
            <text:p>0.039</text:p>
          </table:table-cell>
          <table:table-cell table:formula="of:=[.H58]/[.F58]" office:value-type="percentage" office:value="0.00000048675999999165" calcext:value-type="percentage">
            <text:p>0.0000%</text:p>
          </table:table-cell>
          <table:table-cell table:formula="of:=DEC2HEX([.G58]-1)" office:value-type="string" office:string-value="139E0" calcext:value-type="string">
            <text:p>139E0</text:p>
          </table:table-cell>
          <table:table-cell table:formula="of:=[.G58]/2" office:value-type="float" office:value="40176.5" calcext:value-type="float">
            <text:p>40176.5</text:p>
          </table:table-cell>
          <table:table-cell table:formula="of:=DEC2HEX([.K58])" office:value-type="string" office:string-value="9CF0" calcext:value-type="string">
            <text:p>9CF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e′′</text:p>
          </table:table-cell>
          <table:table-cell office:value-type="string" calcext:value-type="string">
            <text:p>E5</text:p>
          </table:table-cell>
          <table:table-cell office:value-type="float" office:value="659.2551" calcext:value-type="float">
            <text:p>659.2551</text:p>
          </table:table-cell>
          <table:table-cell table:formula="of:=[.$C$1]/[.E59]" office:value-type="float" office:value="75843.1751229532" calcext:value-type="float">
            <text:p>75843.175</text:p>
          </table:table-cell>
          <table:table-cell table:formula="of:=ROUND([.F59];0)" office:value-type="float" office:value="75843" calcext:value-type="float">
            <text:p>75843</text:p>
          </table:table-cell>
          <table:table-cell table:formula="of:=ABS([.F59]-[.G59])" office:value-type="float" office:value="0.175122953165555" calcext:value-type="float">
            <text:p>0.175</text:p>
          </table:table-cell>
          <table:table-cell table:formula="of:=[.H59]/[.F59]" office:value-type="percentage" office:value="0.00000230901400002907" calcext:value-type="percentage">
            <text:p>0.0002%</text:p>
          </table:table-cell>
          <table:table-cell table:formula="of:=DEC2HEX([.G59]-1)" office:value-type="string" office:string-value="12842" calcext:value-type="string">
            <text:p>12842</text:p>
          </table:table-cell>
          <table:table-cell table:formula="of:=[.G59]/2" office:value-type="float" office:value="37921.5" calcext:value-type="float">
            <text:p>37921.5</text:p>
          </table:table-cell>
          <table:table-cell table:formula="of:=DEC2HEX([.K59])" office:value-type="string" office:string-value="9421" calcext:value-type="string">
            <text:p>9421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f′′</text:p>
          </table:table-cell>
          <table:table-cell office:value-type="string" calcext:value-type="string">
            <text:p>F5</text:p>
          </table:table-cell>
          <table:table-cell office:value-type="float" office:value="698.4565" calcext:value-type="float">
            <text:p>698.4565</text:p>
          </table:table-cell>
          <table:table-cell table:formula="of:=[.$C$1]/[.E60]" office:value-type="float" office:value="71586.4194835326" calcext:value-type="float">
            <text:p>71586.419</text:p>
          </table:table-cell>
          <table:table-cell table:formula="of:=ROUND([.F60];0)" office:value-type="float" office:value="71586" calcext:value-type="float">
            <text:p>71586</text:p>
          </table:table-cell>
          <table:table-cell table:formula="of:=ABS([.F60]-[.G60])" office:value-type="float" office:value="0.419483532619779" calcext:value-type="float">
            <text:p>0.419</text:p>
          </table:table-cell>
          <table:table-cell table:formula="of:=[.H60]/[.F60]" office:value-type="percentage" office:value="0.00000585982000002493" calcext:value-type="percentage">
            <text:p>0.0006%</text:p>
          </table:table-cell>
          <table:table-cell table:formula="of:=DEC2HEX([.G60]-1)" office:value-type="string" office:string-value="117A1" calcext:value-type="string">
            <text:p>117A1</text:p>
          </table:table-cell>
          <table:table-cell table:formula="of:=[.G60]/2" office:value-type="float" office:value="35793" calcext:value-type="float">
            <text:p>35793</text:p>
          </table:table-cell>
          <table:table-cell table:formula="of:=DEC2HEX([.K60])" office:value-type="string" office:string-value="8BD1" calcext:value-type="string">
            <text:p>8BD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♯′′/g♭′′</text:p>
          </table:table-cell>
          <table:table-cell office:value-type="string" calcext:value-type="string">
            <text:p>F♯5/G♭5</text:p>
          </table:table-cell>
          <table:table-cell office:value-type="float" office:value="739.9888" calcext:value-type="float">
            <text:p>739.9888</text:p>
          </table:table-cell>
          <table:table-cell table:formula="of:=[.$C$1]/[.E61]" office:value-type="float" office:value="67568.5902273116" calcext:value-type="float">
            <text:p>67568.590</text:p>
          </table:table-cell>
          <table:table-cell table:formula="of:=ROUND([.F61];0)" office:value-type="float" office:value="67569" calcext:value-type="float">
            <text:p>67569</text:p>
          </table:table-cell>
          <table:table-cell table:formula="of:=ABS([.F61]-[.G61])" office:value-type="float" office:value="0.409772688450175" calcext:value-type="float">
            <text:p>0.410</text:p>
          </table:table-cell>
          <table:table-cell table:formula="of:=[.H61]/[.F61]" office:value-type="percentage" office:value="0.00000606454399998038" calcext:value-type="percentage">
            <text:p>0.0006%</text:p>
          </table:table-cell>
          <table:table-cell table:formula="of:=DEC2HEX([.G61]-1)" office:value-type="string" office:string-value="107F0" calcext:value-type="string">
            <text:p>107F0</text:p>
          </table:table-cell>
          <table:table-cell table:formula="of:=[.G61]/2" office:value-type="float" office:value="33784.5" calcext:value-type="float">
            <text:p>33784.5</text:p>
          </table:table-cell>
          <table:table-cell table:formula="of:=DEC2HEX([.K61])" office:value-type="string" office:string-value="83F8" calcext:value-type="string">
            <text:p>83F8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′′</text:p>
          </table:table-cell>
          <table:table-cell office:value-type="string" calcext:value-type="string">
            <text:p>G5</text:p>
          </table:table-cell>
          <table:table-cell office:value-type="float" office:value="783.9909" calcext:value-type="float">
            <text:p>783.9909</text:p>
          </table:table-cell>
          <table:table-cell table:formula="of:=[.$C$1]/[.E62]" office:value-type="float" office:value="63776.2504641317" calcext:value-type="float">
            <text:p>63776.250</text:p>
          </table:table-cell>
          <table:table-cell table:formula="of:=ROUND([.F62];0)" office:value-type="float" office:value="63776" calcext:value-type="float">
            <text:p>63776</text:p>
          </table:table-cell>
          <table:table-cell table:formula="of:=ABS([.F62]-[.G62])" office:value-type="float" office:value="0.250464131662738" calcext:value-type="float">
            <text:p>0.250</text:p>
          </table:table-cell>
          <table:table-cell table:formula="of:=[.H62]/[.F62]" office:value-type="percentage" office:value="0.00000392723199999978" calcext:value-type="percentage">
            <text:p>0.0004%</text:p>
          </table:table-cell>
          <table:table-cell table:formula="of:=DEC2HEX([.G62]-1)" office:value-type="string" office:string-value="F91F" calcext:value-type="string">
            <text:p>F91F</text:p>
          </table:table-cell>
          <table:table-cell table:formula="of:=[.G62]/2" office:value-type="float" office:value="31888" calcext:value-type="float">
            <text:p>31888</text:p>
          </table:table-cell>
          <table:table-cell table:formula="of:=DEC2HEX([.K62])" office:value-type="string" office:string-value="7C90" calcext:value-type="string">
            <text:p>7C9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♯′′/a♭′′</text:p>
          </table:table-cell>
          <table:table-cell office:value-type="string" calcext:value-type="string">
            <text:p>G♯5/A♭5</text:p>
          </table:table-cell>
          <table:table-cell office:value-type="float" office:value="830.6094" calcext:value-type="float">
            <text:p>830.6094</text:p>
          </table:table-cell>
          <table:table-cell table:formula="of:=[.$C$1]/[.E63]" office:value-type="float" office:value="60196.7663741826" calcext:value-type="float">
            <text:p>60196.766</text:p>
          </table:table-cell>
          <table:table-cell table:formula="of:=ROUND([.F63];0)" office:value-type="float" office:value="60197" calcext:value-type="float">
            <text:p>60197</text:p>
          </table:table-cell>
          <table:table-cell table:formula="of:=ABS([.F63]-[.G63])" office:value-type="float" office:value="0.233625817381835" calcext:value-type="float">
            <text:p>0.234</text:p>
          </table:table-cell>
          <table:table-cell table:formula="of:=[.H63]/[.F63]" office:value-type="percentage" office:value="0.00000388103600000071" calcext:value-type="percentage">
            <text:p>0.0004%</text:p>
          </table:table-cell>
          <table:table-cell table:formula="of:=DEC2HEX([.G63]-1)" office:value-type="string" office:string-value="EB24" calcext:value-type="string">
            <text:p>EB24</text:p>
          </table:table-cell>
          <table:table-cell table:formula="of:=[.G63]/2" office:value-type="float" office:value="30098.5" calcext:value-type="float">
            <text:p>30098.5</text:p>
          </table:table-cell>
          <table:table-cell table:formula="of:=DEC2HEX([.K63])" office:value-type="string" office:string-value="7592" calcext:value-type="string">
            <text:p>759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a′′</text:p>
          </table:table-cell>
          <table:table-cell office:value-type="string" calcext:value-type="string">
            <text:p>A5</text:p>
          </table:table-cell>
          <table:table-cell table:style-name="ce4" office:value-type="float" office:value="880" calcext:value-type="float">
            <text:p>880</text:p>
          </table:table-cell>
          <table:table-cell table:formula="of:=[.$C$1]/[.E64]" office:value-type="float" office:value="56818.1818181818" calcext:value-type="float">
            <text:p>56818.182</text:p>
          </table:table-cell>
          <table:table-cell table:formula="of:=ROUND([.F64];0)" office:value-type="float" office:value="56818" calcext:value-type="float">
            <text:p>56818</text:p>
          </table:table-cell>
          <table:table-cell table:formula="of:=ABS([.F64]-[.G64])" office:value-type="float" office:value="0.181818181816197" calcext:value-type="float">
            <text:p>0.182</text:p>
          </table:table-cell>
          <table:table-cell table:formula="of:=[.H64]/[.F64]" office:value-type="percentage" office:value="0.00000319999999996508" calcext:value-type="percentage">
            <text:p>0.0003%</text:p>
          </table:table-cell>
          <table:table-cell table:formula="of:=DEC2HEX([.G64]-1)" office:value-type="string" office:string-value="DDF1" calcext:value-type="string">
            <text:p>DDF1</text:p>
          </table:table-cell>
          <table:table-cell table:formula="of:=[.G64]/2" office:value-type="float" office:value="28409" calcext:value-type="float">
            <text:p>28409</text:p>
          </table:table-cell>
          <table:table-cell table:formula="of:=DEC2HEX([.K64])" office:value-type="string" office:string-value="6EF9" calcext:value-type="string">
            <text:p>6EF9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♯′′/b♭′′</text:p>
          </table:table-cell>
          <table:table-cell office:value-type="string" calcext:value-type="string">
            <text:p>A♯5/B♭5</text:p>
          </table:table-cell>
          <table:table-cell office:value-type="float" office:value="932.3275" calcext:value-type="float">
            <text:p>932.3275</text:p>
          </table:table-cell>
          <table:table-cell table:formula="of:=[.$C$1]/[.E65]" office:value-type="float" office:value="53629.223636544" calcext:value-type="float">
            <text:p>53629.224</text:p>
          </table:table-cell>
          <table:table-cell table:formula="of:=ROUND([.F65];0)" office:value-type="float" office:value="53629" calcext:value-type="float">
            <text:p>53629</text:p>
          </table:table-cell>
          <table:table-cell table:formula="of:=ABS([.F65]-[.G65])" office:value-type="float" office:value="0.223636544025794" calcext:value-type="float">
            <text:p>0.224</text:p>
          </table:table-cell>
          <table:table-cell table:formula="of:=[.H65]/[.F65]" office:value-type="percentage" office:value="0.00000417005000000417" calcext:value-type="percentage">
            <text:p>0.0004%</text:p>
          </table:table-cell>
          <table:table-cell table:formula="of:=DEC2HEX([.G65]-1)" office:value-type="string" office:string-value="D17C" calcext:value-type="string">
            <text:p>D17C</text:p>
          </table:table-cell>
          <table:table-cell table:formula="of:=[.G65]/2" office:value-type="float" office:value="26814.5" calcext:value-type="float">
            <text:p>26814.5</text:p>
          </table:table-cell>
          <table:table-cell table:formula="of:=DEC2HEX([.K65])" office:value-type="string" office:string-value="68BE" calcext:value-type="string">
            <text:p>68BE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b′′</text:p>
          </table:table-cell>
          <table:table-cell office:value-type="string" calcext:value-type="string">
            <text:p>B5</text:p>
          </table:table-cell>
          <table:table-cell office:value-type="float" office:value="987.7666" calcext:value-type="float">
            <text:p>987.7666</text:p>
          </table:table-cell>
          <table:table-cell table:formula="of:=[.$C$1]/[.E66]" office:value-type="float" office:value="50619.245477626" calcext:value-type="float">
            <text:p>50619.245</text:p>
          </table:table-cell>
          <table:table-cell table:formula="of:=ROUND([.F66];0)" office:value-type="float" office:value="50619" calcext:value-type="float">
            <text:p>50619</text:p>
          </table:table-cell>
          <table:table-cell table:formula="of:=ABS([.F66]-[.G66])" office:value-type="float" office:value="0.245477625991043" calcext:value-type="float">
            <text:p>0.245</text:p>
          </table:table-cell>
          <table:table-cell table:formula="of:=[.H66]/[.F66]" office:value-type="percentage" office:value="0.00000484949200002489" calcext:value-type="percentage">
            <text:p>0.0005%</text:p>
          </table:table-cell>
          <table:table-cell table:formula="of:=DEC2HEX([.G66]-1)" office:value-type="string" office:string-value="C5BA" calcext:value-type="string">
            <text:p>C5BA</text:p>
          </table:table-cell>
          <table:table-cell table:formula="of:=[.G66]/2" office:value-type="float" office:value="25309.5" calcext:value-type="float">
            <text:p>25309.5</text:p>
          </table:table-cell>
          <table:table-cell table:formula="of:=DEC2HEX([.K66])" office:value-type="string" office:string-value="62DD" calcext:value-type="string">
            <text:p>62DD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/>
          <table:table-cell table:style-name="ce6" office:value-type="string" calcext:value-type="string">
            <text:p>c′′′ 3-line </text:p>
            <text:p><text:span text:style-name="T1">octave</text:span></text:p>
          </table:table-cell>
          <table:table-cell table:style-name="ce6" office:value-type="string" calcext:value-type="string">
            <text:p>C6 <text:span text:style-name="T1">Soprano </text:span></text:p>
            <text:p><text:span text:style-name="T1">C</text:span><text:span text:style-name="T5"> (High C)</text:span></text:p>
          </table:table-cell>
          <table:table-cell office:value-type="float" office:value="1046.502" calcext:value-type="float">
            <text:p>1046.502</text:p>
          </table:table-cell>
          <table:table-cell table:formula="of:=[.$C$1]/[.E67]" office:value-type="float" office:value="47778.2173373773" calcext:value-type="float">
            <text:p>47778.217</text:p>
          </table:table-cell>
          <table:table-cell table:formula="of:=ROUND([.F67];0)" office:value-type="float" office:value="47778" calcext:value-type="float">
            <text:p>47778</text:p>
          </table:table-cell>
          <table:table-cell table:formula="of:=ABS([.F67]-[.G67])" office:value-type="float" office:value="0.217337377282092" calcext:value-type="float">
            <text:p>0.217</text:p>
          </table:table-cell>
          <table:table-cell table:formula="of:=[.H67]/[.F67]" office:value-type="percentage" office:value="0.00000454888000000928" calcext:value-type="percentage">
            <text:p>0.0005%</text:p>
          </table:table-cell>
          <table:table-cell table:formula="of:=DEC2HEX([.G67]-1)" office:value-type="string" office:string-value="BAA1" calcext:value-type="string">
            <text:p>BAA1</text:p>
          </table:table-cell>
          <table:table-cell table:formula="of:=[.G67]/2" office:value-type="float" office:value="23889" calcext:value-type="float">
            <text:p>23889</text:p>
          </table:table-cell>
          <table:table-cell table:formula="of:=DEC2HEX([.K67])" office:value-type="string" office:string-value="5D51" calcext:value-type="string">
            <text:p>5D51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♯′′′/d♭′′′</text:p>
          </table:table-cell>
          <table:table-cell office:value-type="string" calcext:value-type="string">
            <text:p>C♯6/D♭6</text:p>
          </table:table-cell>
          <table:table-cell office:value-type="float" office:value="1108.731" calcext:value-type="float">
            <text:p>1108.731</text:p>
          </table:table-cell>
          <table:table-cell table:formula="of:=[.$C$1]/[.E68]" office:value-type="float" office:value="45096.601429923" calcext:value-type="float">
            <text:p>45096.601</text:p>
          </table:table-cell>
          <table:table-cell table:formula="of:=ROUND([.F68];0)" office:value-type="float" office:value="45097" calcext:value-type="float">
            <text:p>45097</text:p>
          </table:table-cell>
          <table:table-cell table:formula="of:=ABS([.F68]-[.G68])" office:value-type="float" office:value="0.398570076962642" calcext:value-type="float">
            <text:p>0.399</text:p>
          </table:table-cell>
          <table:table-cell table:formula="of:=[.H68]/[.F68]" office:value-type="percentage" office:value="0.00000883814000001734" calcext:value-type="percentage">
            <text:p>0.0009%</text:p>
          </table:table-cell>
          <table:table-cell table:formula="of:=DEC2HEX([.G68]-1)" office:value-type="string" office:string-value="B028" calcext:value-type="string">
            <text:p>B028</text:p>
          </table:table-cell>
          <table:table-cell table:formula="of:=[.G68]/2" office:value-type="float" office:value="22548.5" calcext:value-type="float">
            <text:p>22548.5</text:p>
          </table:table-cell>
          <table:table-cell table:formula="of:=DEC2HEX([.K68])" office:value-type="string" office:string-value="5814" calcext:value-type="string">
            <text:p>5814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′′′</text:p>
          </table:table-cell>
          <table:table-cell office:value-type="string" calcext:value-type="string">
            <text:p>D6</text:p>
          </table:table-cell>
          <table:table-cell office:value-type="float" office:value="1174.659" calcext:value-type="float">
            <text:p>1174.659</text:p>
          </table:table-cell>
          <table:table-cell table:formula="of:=[.$C$1]/[.E69]" office:value-type="float" office:value="42565.5445537811" calcext:value-type="float">
            <text:p>42565.545</text:p>
          </table:table-cell>
          <table:table-cell table:formula="of:=ROUND([.F69];0)" office:value-type="float" office:value="42566" calcext:value-type="float">
            <text:p>42566</text:p>
          </table:table-cell>
          <table:table-cell table:formula="of:=ABS([.F69]-[.G69])" office:value-type="float" office:value="0.455446218860743" calcext:value-type="float">
            <text:p>0.455</text:p>
          </table:table-cell>
          <table:table-cell table:formula="of:=[.H69]/[.F69]" office:value-type="percentage" office:value="0.0000106998800000148" calcext:value-type="percentage">
            <text:p>0.0011%</text:p>
          </table:table-cell>
          <table:table-cell table:formula="of:=DEC2HEX([.G69]-1)" office:value-type="string" office:string-value="A645" calcext:value-type="string">
            <text:p>A645</text:p>
          </table:table-cell>
          <table:table-cell table:formula="of:=[.G69]/2" office:value-type="float" office:value="21283" calcext:value-type="float">
            <text:p>21283</text:p>
          </table:table-cell>
          <table:table-cell table:formula="of:=DEC2HEX([.K69])" office:value-type="string" office:string-value="5323" calcext:value-type="string">
            <text:p>5323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d♯′′′/e♭′′′</text:p>
          </table:table-cell>
          <table:table-cell office:value-type="string" calcext:value-type="string">
            <text:p>D♯6/E♭6</text:p>
          </table:table-cell>
          <table:table-cell office:value-type="float" office:value="1244.508" calcext:value-type="float">
            <text:p>1244.508</text:p>
          </table:table-cell>
          <table:table-cell table:formula="of:=[.$C$1]/[.E70]" office:value-type="float" office:value="40176.5195563227" calcext:value-type="float">
            <text:p>40176.520</text:p>
          </table:table-cell>
          <table:table-cell table:formula="of:=ROUND([.F70];0)" office:value-type="float" office:value="40177" calcext:value-type="float">
            <text:p>40177</text:p>
          </table:table-cell>
          <table:table-cell table:formula="of:=ABS([.F70]-[.G70])" office:value-type="float" office:value="0.4804436773411" calcext:value-type="float">
            <text:p>0.480</text:p>
          </table:table-cell>
          <table:table-cell table:formula="of:=[.H70]/[.F70]" office:value-type="percentage" office:value="0.0000119583200000084" calcext:value-type="percentage">
            <text:p>0.0012%</text:p>
          </table:table-cell>
          <table:table-cell table:formula="of:=DEC2HEX([.G70]-1)" office:value-type="string" office:string-value="9CF0" calcext:value-type="string">
            <text:p>9CF0</text:p>
          </table:table-cell>
          <table:table-cell table:formula="of:=[.G70]/2" office:value-type="float" office:value="20088.5" calcext:value-type="float">
            <text:p>20088.5</text:p>
          </table:table-cell>
          <table:table-cell table:formula="of:=DEC2HEX([.K70])" office:value-type="string" office:string-value="4E78" calcext:value-type="string">
            <text:p>4E78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e′′′</text:p>
          </table:table-cell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[.$C$1]/[.E71]" office:value-type="float" office:value="37921.5933136647" calcext:value-type="float">
            <text:p>37921.593</text:p>
          </table:table-cell>
          <table:table-cell table:formula="of:=ROUND([.F71];0)" office:value-type="float" office:value="37922" calcext:value-type="float">
            <text:p>37922</text:p>
          </table:table-cell>
          <table:table-cell table:formula="of:=ABS([.F71]-[.G71])" office:value-type="float" office:value="0.406686335336417" calcext:value-type="float">
            <text:p>0.407</text:p>
          </table:table-cell>
          <table:table-cell table:formula="of:=[.H71]/[.F71]" office:value-type="percentage" office:value="0.0000107244000000884" calcext:value-type="percentage">
            <text:p>0.0011%</text:p>
          </table:table-cell>
          <table:table-cell table:formula="of:=DEC2HEX([.G71]-1)" office:value-type="string" office:string-value="9421" calcext:value-type="string">
            <text:p>9421</text:p>
          </table:table-cell>
          <table:table-cell table:formula="of:=[.G71]/2" office:value-type="float" office:value="18961" calcext:value-type="float">
            <text:p>18961</text:p>
          </table:table-cell>
          <table:table-cell table:formula="of:=DEC2HEX([.K71])" office:value-type="string" office:string-value="4A11" calcext:value-type="string">
            <text:p>4A11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′′′</text:p>
          </table:table-cell>
          <table:table-cell office:value-type="string" calcext:value-type="string">
            <text:p>F6</text:p>
          </table:table-cell>
          <table:table-cell office:value-type="float" office:value="1396.913" calcext:value-type="float">
            <text:p>1396.913</text:p>
          </table:table-cell>
          <table:table-cell table:formula="of:=[.$C$1]/[.E72]" office:value-type="float" office:value="35793.2097417663" calcext:value-type="float">
            <text:p>35793.210</text:p>
          </table:table-cell>
          <table:table-cell table:formula="of:=ROUND([.F72];0)" office:value-type="float" office:value="35793" calcext:value-type="float">
            <text:p>35793</text:p>
          </table:table-cell>
          <table:table-cell table:formula="of:=ABS([.F72]-[.G72])" office:value-type="float" office:value="0.209741766309889" calcext:value-type="float">
            <text:p>0.210</text:p>
          </table:table-cell>
          <table:table-cell table:formula="of:=[.H72]/[.F72]" office:value-type="percentage" office:value="0.00000585982000002493" calcext:value-type="percentage">
            <text:p>0.0006%</text:p>
          </table:table-cell>
          <table:table-cell table:formula="of:=DEC2HEX([.G72]-1)" office:value-type="string" office:string-value="8BD0" calcext:value-type="string">
            <text:p>8BD0</text:p>
          </table:table-cell>
          <table:table-cell table:formula="of:=[.G72]/2" office:value-type="float" office:value="17896.5" calcext:value-type="float">
            <text:p>17896.5</text:p>
          </table:table-cell>
          <table:table-cell table:formula="of:=DEC2HEX([.K72])" office:value-type="string" office:string-value="45E8" calcext:value-type="string">
            <text:p>45E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♯′′′/g♭′′′</text:p>
          </table:table-cell>
          <table:table-cell office:value-type="string" calcext:value-type="string">
            <text:p>F♯6/G♭6</text:p>
          </table:table-cell>
          <table:table-cell office:value-type="float" office:value="1479.978" calcext:value-type="float">
            <text:p>1479.978</text:p>
          </table:table-cell>
          <table:table-cell table:formula="of:=[.$C$1]/[.E73]" office:value-type="float" office:value="33784.2859826295" calcext:value-type="float">
            <text:p>33784.286</text:p>
          </table:table-cell>
          <table:table-cell table:formula="of:=ROUND([.F73];0)" office:value-type="float" office:value="33784" calcext:value-type="float">
            <text:p>33784</text:p>
          </table:table-cell>
          <table:table-cell table:formula="of:=ABS([.F73]-[.G73])" office:value-type="float" office:value="0.285982629473438" calcext:value-type="float">
            <text:p>0.286</text:p>
          </table:table-cell>
          <table:table-cell table:formula="of:=[.H73]/[.F73]" office:value-type="percentage" office:value="0.00000846496000005678" calcext:value-type="percentage">
            <text:p>0.0008%</text:p>
          </table:table-cell>
          <table:table-cell table:formula="of:=DEC2HEX([.G73]-1)" office:value-type="string" office:string-value="83F7" calcext:value-type="string">
            <text:p>83F7</text:p>
          </table:table-cell>
          <table:table-cell table:formula="of:=[.G73]/2" office:value-type="float" office:value="16892" calcext:value-type="float">
            <text:p>16892</text:p>
          </table:table-cell>
          <table:table-cell table:formula="of:=DEC2HEX([.K73])" office:value-type="string" office:string-value="41FC" calcext:value-type="string">
            <text:p>41FC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g′′′</text:p>
          </table:table-cell>
          <table:table-cell office:value-type="string" calcext:value-type="string">
            <text:p>G6</text:p>
          </table:table-cell>
          <table:table-cell office:value-type="float" office:value="1567.982" calcext:value-type="float">
            <text:p>1567.982</text:p>
          </table:table-cell>
          <table:table-cell table:formula="of:=[.$C$1]/[.E74]" office:value-type="float" office:value="31888.1211646562" calcext:value-type="float">
            <text:p>31888.121</text:p>
          </table:table-cell>
          <table:table-cell table:formula="of:=ROUND([.F74];0)" office:value-type="float" office:value="31888" calcext:value-type="float">
            <text:p>31888</text:p>
          </table:table-cell>
          <table:table-cell table:formula="of:=ABS([.F74]-[.G74])" office:value-type="float" office:value="0.121164656226028" calcext:value-type="float">
            <text:p>0.121</text:p>
          </table:table-cell>
          <table:table-cell table:formula="of:=[.H74]/[.F74]" office:value-type="percentage" office:value="0.00000379967999997201" calcext:value-type="percentage">
            <text:p>0.0004%</text:p>
          </table:table-cell>
          <table:table-cell table:formula="of:=DEC2HEX([.G74]-1)" office:value-type="string" office:string-value="7C8F" calcext:value-type="string">
            <text:p>7C8F</text:p>
          </table:table-cell>
          <table:table-cell table:formula="of:=[.G74]/2" office:value-type="float" office:value="15944" calcext:value-type="float">
            <text:p>15944</text:p>
          </table:table-cell>
          <table:table-cell table:formula="of:=DEC2HEX([.K74])" office:value-type="string" office:string-value="3E48" calcext:value-type="string">
            <text:p>3E48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g♯′′′/a♭′′′</text:p>
          </table:table-cell>
          <table:table-cell office:value-type="string" calcext:value-type="string">
            <text:p>G♯6/A♭6</text:p>
          </table:table-cell>
          <table:table-cell office:value-type="float" office:value="1661.219" calcext:value-type="float">
            <text:p>1661.219</text:p>
          </table:table-cell>
          <table:table-cell table:formula="of:=[.$C$1]/[.E75]" office:value-type="float" office:value="30098.3795634411" calcext:value-type="float">
            <text:p>30098.380</text:p>
          </table:table-cell>
          <table:table-cell table:formula="of:=ROUND([.F75];0)" office:value-type="float" office:value="30098" calcext:value-type="float">
            <text:p>30098</text:p>
          </table:table-cell>
          <table:table-cell table:formula="of:=ABS([.F75]-[.G75])" office:value-type="float" office:value="0.37956344106351" calcext:value-type="float">
            <text:p>0.380</text:p>
          </table:table-cell>
          <table:table-cell table:formula="of:=[.H75]/[.F75]" office:value-type="percentage" office:value="0.0000126107600000017" calcext:value-type="percentage">
            <text:p>0.0013%</text:p>
          </table:table-cell>
          <table:table-cell table:formula="of:=DEC2HEX([.G75]-1)" office:value-type="string" office:string-value="7591" calcext:value-type="string">
            <text:p>7591</text:p>
          </table:table-cell>
          <table:table-cell table:formula="of:=[.G75]/2" office:value-type="float" office:value="15049" calcext:value-type="float">
            <text:p>15049</text:p>
          </table:table-cell>
          <table:table-cell table:formula="of:=DEC2HEX([.K75])" office:value-type="string" office:string-value="3AC9" calcext:value-type="string">
            <text:p>3AC9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′′′</text:p>
          </table:table-cell>
          <table:table-cell office:value-type="string" calcext:value-type="string">
            <text:p>A6</text:p>
          </table:table-cell>
          <table:table-cell table:style-name="ce4" office:value-type="float" office:value="1760" calcext:value-type="float">
            <text:p>1760</text:p>
          </table:table-cell>
          <table:table-cell table:formula="of:=[.$C$1]/[.E76]" office:value-type="float" office:value="28409.0909090909" calcext:value-type="float">
            <text:p>28409.091</text:p>
          </table:table-cell>
          <table:table-cell table:formula="of:=ROUND([.F76];0)" office:value-type="float" office:value="28409" calcext:value-type="float">
            <text:p>28409</text:p>
          </table:table-cell>
          <table:table-cell table:formula="of:=ABS([.F76]-[.G76])" office:value-type="float" office:value="0.0909090909080987" calcext:value-type="float">
            <text:p>0.091</text:p>
          </table:table-cell>
          <table:table-cell table:formula="of:=[.H76]/[.F76]" office:value-type="percentage" office:value="0.00000319999999996508" calcext:value-type="percentage">
            <text:p>0.0003%</text:p>
          </table:table-cell>
          <table:table-cell table:formula="of:=DEC2HEX([.G76]-1)" office:value-type="string" office:string-value="6EF8" calcext:value-type="string">
            <text:p>6EF8</text:p>
          </table:table-cell>
          <table:table-cell table:formula="of:=[.G76]/2" office:value-type="float" office:value="14204.5" calcext:value-type="float">
            <text:p>14204.5</text:p>
          </table:table-cell>
          <table:table-cell table:formula="of:=DEC2HEX([.K76])" office:value-type="string" office:string-value="377C" calcext:value-type="string">
            <text:p>377C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♯′′′/b♭′′′</text:p>
          </table:table-cell>
          <table:table-cell office:value-type="string" calcext:value-type="string">
            <text:p>A♯6/B♭6</text:p>
          </table:table-cell>
          <table:table-cell office:value-type="float" office:value="1864.655" calcext:value-type="float">
            <text:p>1864.655</text:p>
          </table:table-cell>
          <table:table-cell table:formula="of:=[.$C$1]/[.E77]" office:value-type="float" office:value="26814.611818272" calcext:value-type="float">
            <text:p>26814.612</text:p>
          </table:table-cell>
          <table:table-cell table:formula="of:=ROUND([.F77];0)" office:value-type="float" office:value="26815" calcext:value-type="float">
            <text:p>26815</text:p>
          </table:table-cell>
          <table:table-cell table:formula="of:=ABS([.F77]-[.G77])" office:value-type="float" office:value="0.388181727987103" calcext:value-type="float">
            <text:p>0.388</text:p>
          </table:table-cell>
          <table:table-cell table:formula="of:=[.H77]/[.F77]" office:value-type="percentage" office:value="0.0000144764999999958" calcext:value-type="percentage">
            <text:p>0.0014%</text:p>
          </table:table-cell>
          <table:table-cell table:formula="of:=DEC2HEX([.G77]-1)" office:value-type="string" office:string-value="68BE" calcext:value-type="string">
            <text:p>68BE</text:p>
          </table:table-cell>
          <table:table-cell table:formula="of:=[.G77]/2" office:value-type="float" office:value="13407.5" calcext:value-type="float">
            <text:p>13407.5</text:p>
          </table:table-cell>
          <table:table-cell table:formula="of:=DEC2HEX([.K77])" office:value-type="string" office:string-value="345F" calcext:value-type="string">
            <text:p>345F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b′′′</text:p>
          </table:table-cell>
          <table:table-cell office:value-type="string" calcext:value-type="string">
            <text:p>B6</text:p>
          </table:table-cell>
          <table:table-cell office:value-type="float" office:value="1975.533" calcext:value-type="float">
            <text:p>1975.533</text:p>
          </table:table-cell>
          <table:table-cell table:formula="of:=[.$C$1]/[.E78]" office:value-type="float" office:value="25309.6253011213" calcext:value-type="float">
            <text:p>25309.625</text:p>
          </table:table-cell>
          <table:table-cell table:formula="of:=ROUND([.F78];0)" office:value-type="float" office:value="25310" calcext:value-type="float">
            <text:p>25310</text:p>
          </table:table-cell>
          <table:table-cell table:formula="of:=ABS([.F78]-[.G78])" office:value-type="float" office:value="0.374698878731579" calcext:value-type="float">
            <text:p>0.375</text:p>
          </table:table-cell>
          <table:table-cell table:formula="of:=[.H78]/[.F78]" office:value-type="percentage" office:value="0.0000148045999999446" calcext:value-type="percentage">
            <text:p>0.0015%</text:p>
          </table:table-cell>
          <table:table-cell table:formula="of:=DEC2HEX([.G78]-1)" office:value-type="string" office:string-value="62DD" calcext:value-type="string">
            <text:p>62DD</text:p>
          </table:table-cell>
          <table:table-cell table:formula="of:=[.G78]/2" office:value-type="float" office:value="12655" calcext:value-type="float">
            <text:p>12655</text:p>
          </table:table-cell>
          <table:table-cell table:formula="of:=DEC2HEX([.K78])" office:value-type="string" office:string-value="316F" calcext:value-type="string">
            <text:p>316F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/>
          <table:table-cell table:style-name="ce6" office:value-type="string" calcext:value-type="string">
            <text:p>c′′′′ 4-line </text:p>
            <text:p><text:span text:style-name="T1">octave</text:span></text:p>
          </table:table-cell>
          <table:table-cell table:style-name="ce6" office:value-type="string" calcext:value-type="string">
            <text:p>C7 <text:span text:style-name="T1">Double </text:span></text:p>
            <text:p><text:span text:style-name="T1">high C</text:span></text:p>
          </table:table-cell>
          <table:table-cell office:value-type="float" office:value="2093.005" calcext:value-type="float">
            <text:p>2093.005</text:p>
          </table:table-cell>
          <table:table-cell table:formula="of:=[.$C$1]/[.E79]" office:value-type="float" office:value="23889.0972549038" calcext:value-type="float">
            <text:p>23889.097</text:p>
          </table:table-cell>
          <table:table-cell table:formula="of:=ROUND([.F79];0)" office:value-type="float" office:value="23889" calcext:value-type="float">
            <text:p>23889</text:p>
          </table:table-cell>
          <table:table-cell table:formula="of:=ABS([.F79]-[.G79])" office:value-type="float" office:value="0.0972549038342549" calcext:value-type="float">
            <text:p>0.097</text:p>
          </table:table-cell>
          <table:table-cell table:formula="of:=[.H79]/[.F79]" office:value-type="percentage" office:value="0.0000040710999999923" calcext:value-type="percentage">
            <text:p>0.0004%</text:p>
          </table:table-cell>
          <table:table-cell table:formula="of:=DEC2HEX([.G79]-1)" office:value-type="string" office:string-value="5D50" calcext:value-type="string">
            <text:p>5D50</text:p>
          </table:table-cell>
          <table:table-cell table:formula="of:=[.G79]/2" office:value-type="float" office:value="11944.5" calcext:value-type="float">
            <text:p>11944.5</text:p>
          </table:table-cell>
          <table:table-cell table:formula="of:=DEC2HEX([.K79])" office:value-type="string" office:string-value="2EA8" calcext:value-type="string">
            <text:p>2EA8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♯′′′′/d♭′′′′</text:p>
          </table:table-cell>
          <table:table-cell office:value-type="string" calcext:value-type="string">
            <text:p>C♯7/D♭7</text:p>
          </table:table-cell>
          <table:table-cell office:value-type="float" office:value="2217.461" calcext:value-type="float">
            <text:p>2217.461</text:p>
          </table:table-cell>
          <table:table-cell table:formula="of:=[.$C$1]/[.E80]" office:value-type="float" office:value="22548.3108834834" calcext:value-type="float">
            <text:p>22548.311</text:p>
          </table:table-cell>
          <table:table-cell table:formula="of:=ROUND([.F80];0)" office:value-type="float" office:value="22548" calcext:value-type="float">
            <text:p>22548</text:p>
          </table:table-cell>
          <table:table-cell table:formula="of:=ABS([.F80]-[.G80])" office:value-type="float" office:value="0.31088348340927" calcext:value-type="float">
            <text:p>0.311</text:p>
          </table:table-cell>
          <table:table-cell table:formula="of:=[.H80]/[.F80]" office:value-type="percentage" office:value="0.0000137874400000841" calcext:value-type="percentage">
            <text:p>0.0014%</text:p>
          </table:table-cell>
          <table:table-cell table:formula="of:=DEC2HEX([.G80]-1)" office:value-type="string" office:string-value="5813" calcext:value-type="string">
            <text:p>5813</text:p>
          </table:table-cell>
          <table:table-cell table:formula="of:=[.G80]/2" office:value-type="float" office:value="11274" calcext:value-type="float">
            <text:p>11274</text:p>
          </table:table-cell>
          <table:table-cell table:formula="of:=DEC2HEX([.K80])" office:value-type="string" office:string-value="2C0A" calcext:value-type="string">
            <text:p>2C0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′′′′</text:p>
          </table:table-cell>
          <table:table-cell office:value-type="string" calcext:value-type="string">
            <text:p>D7</text:p>
          </table:table-cell>
          <table:table-cell office:value-type="float" office:value="2349.318" calcext:value-type="float">
            <text:p>2349.318</text:p>
          </table:table-cell>
          <table:table-cell table:formula="of:=[.$C$1]/[.E81]" office:value-type="float" office:value="21282.7722768906" calcext:value-type="float">
            <text:p>21282.772</text:p>
          </table:table-cell>
          <table:table-cell table:formula="of:=ROUND([.F81];0)" office:value-type="float" office:value="21283" calcext:value-type="float">
            <text:p>21283</text:p>
          </table:table-cell>
          <table:table-cell table:formula="of:=ABS([.F81]-[.G81])" office:value-type="float" office:value="0.227723109430372" calcext:value-type="float">
            <text:p>0.228</text:p>
          </table:table-cell>
          <table:table-cell table:formula="of:=[.H81]/[.F81]" office:value-type="percentage" office:value="0.0000106998800000148" calcext:value-type="percentage">
            <text:p>0.0011%</text:p>
          </table:table-cell>
          <table:table-cell table:formula="of:=DEC2HEX([.G81]-1)" office:value-type="string" office:string-value="5322" calcext:value-type="string">
            <text:p>5322</text:p>
          </table:table-cell>
          <table:table-cell table:formula="of:=[.G81]/2" office:value-type="float" office:value="10641.5" calcext:value-type="float">
            <text:p>10641.5</text:p>
          </table:table-cell>
          <table:table-cell table:formula="of:=DEC2HEX([.K81])" office:value-type="string" office:string-value="2991" calcext:value-type="string">
            <text:p>2991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♯′′′′/e♭′′′′</text:p>
          </table:table-cell>
          <table:table-cell office:value-type="string" calcext:value-type="string">
            <text:p>D♯7/E♭7</text:p>
          </table:table-cell>
          <table:table-cell office:value-type="float" office:value="2489.016" calcext:value-type="float">
            <text:p>2489.016</text:p>
          </table:table-cell>
          <table:table-cell table:formula="of:=[.$C$1]/[.E82]" office:value-type="float" office:value="20088.2597781613" calcext:value-type="float">
            <text:p>20088.260</text:p>
          </table:table-cell>
          <table:table-cell table:formula="of:=ROUND([.F82];0)" office:value-type="float" office:value="20088" calcext:value-type="float">
            <text:p>20088</text:p>
          </table:table-cell>
          <table:table-cell table:formula="of:=ABS([.F82]-[.G82])" office:value-type="float" office:value="0.25977816132945" calcext:value-type="float">
            <text:p>0.260</text:p>
          </table:table-cell>
          <table:table-cell table:formula="of:=[.H82]/[.F82]" office:value-type="percentage" office:value="0.0000129318399999917" calcext:value-type="percentage">
            <text:p>0.0013%</text:p>
          </table:table-cell>
          <table:table-cell table:formula="of:=DEC2HEX([.G82]-1)" office:value-type="string" office:string-value="4E77" calcext:value-type="string">
            <text:p>4E77</text:p>
          </table:table-cell>
          <table:table-cell table:formula="of:=[.G82]/2" office:value-type="float" office:value="10044" calcext:value-type="float">
            <text:p>10044</text:p>
          </table:table-cell>
          <table:table-cell table:formula="of:=DEC2HEX([.K82])" office:value-type="string" office:string-value="273C" calcext:value-type="string">
            <text:p>273C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′′′′</text:p>
          </table:table-cell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[.$C$1]/[.E83]" office:value-type="float" office:value="18960.7966568323" calcext:value-type="float">
            <text:p>18960.797</text:p>
          </table:table-cell>
          <table:table-cell table:formula="of:=ROUND([.F83];0)" office:value-type="float" office:value="18961" calcext:value-type="float">
            <text:p>18961</text:p>
          </table:table-cell>
          <table:table-cell table:formula="of:=ABS([.F83]-[.G83])" office:value-type="float" office:value="0.203343167668208" calcext:value-type="float">
            <text:p>0.203</text:p>
          </table:table-cell>
          <table:table-cell table:formula="of:=[.H83]/[.F83]" office:value-type="percentage" office:value="0.0000107244000000884" calcext:value-type="percentage">
            <text:p>0.0011%</text:p>
          </table:table-cell>
          <table:table-cell table:formula="of:=DEC2HEX([.G83]-1)" office:value-type="string" office:string-value="4A10" calcext:value-type="string">
            <text:p>4A10</text:p>
          </table:table-cell>
          <table:table-cell table:formula="of:=[.G83]/2" office:value-type="float" office:value="9480.5" calcext:value-type="float">
            <text:p>9480.5</text:p>
          </table:table-cell>
          <table:table-cell table:formula="of:=DEC2HEX([.K83])" office:value-type="string" office:string-value="2508" calcext:value-type="string">
            <text:p>2508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′′′′</text:p>
          </table:table-cell>
          <table:table-cell office:value-type="string" calcext:value-type="string">
            <text:p>F7</text:p>
          </table:table-cell>
          <table:table-cell office:value-type="float" office:value="2793.826" calcext:value-type="float">
            <text:p>2793.826</text:p>
          </table:table-cell>
          <table:table-cell table:formula="of:=[.$C$1]/[.E84]" office:value-type="float" office:value="17896.6048708832" calcext:value-type="float">
            <text:p>17896.605</text:p>
          </table:table-cell>
          <table:table-cell table:formula="of:=ROUND([.F84];0)" office:value-type="float" office:value="17897" calcext:value-type="float">
            <text:p>17897</text:p>
          </table:table-cell>
          <table:table-cell table:formula="of:=ABS([.F84]-[.G84])" office:value-type="float" office:value="0.395129116845055" calcext:value-type="float">
            <text:p>0.395</text:p>
          </table:table-cell>
          <table:table-cell table:formula="of:=[.H84]/[.F84]" office:value-type="percentage" office:value="0.0000220784399999751" calcext:value-type="percentage">
            <text:p>0.0022%</text:p>
          </table:table-cell>
          <table:table-cell table:formula="of:=DEC2HEX([.G84]-1)" office:value-type="string" office:string-value="45E8" calcext:value-type="string">
            <text:p>45E8</text:p>
          </table:table-cell>
          <table:table-cell table:formula="of:=[.G84]/2" office:value-type="float" office:value="8948.5" calcext:value-type="float">
            <text:p>8948.5</text:p>
          </table:table-cell>
          <table:table-cell table:formula="of:=DEC2HEX([.K84])" office:value-type="string" office:string-value="22F4" calcext:value-type="string">
            <text:p>22F4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f♯′′′′/g♭′′′′</text:p>
          </table:table-cell>
          <table:table-cell office:value-type="string" calcext:value-type="string">
            <text:p>F♯7/G♭7</text:p>
          </table:table-cell>
          <table:table-cell office:value-type="float" office:value="2959.955" calcext:value-type="float">
            <text:p>2959.955</text:p>
          </table:table-cell>
          <table:table-cell table:formula="of:=[.$C$1]/[.E85]" office:value-type="float" office:value="16892.1486982066" calcext:value-type="float">
            <text:p>16892.149</text:p>
          </table:table-cell>
          <table:table-cell table:formula="of:=ROUND([.F85];0)" office:value-type="float" office:value="16892" calcext:value-type="float">
            <text:p>16892</text:p>
          </table:table-cell>
          <table:table-cell table:formula="of:=ABS([.F85]-[.G85])" office:value-type="float" office:value="0.148698206561676" calcext:value-type="float">
            <text:p>0.149</text:p>
          </table:table-cell>
          <table:table-cell table:formula="of:=[.H85]/[.F85]" office:value-type="percentage" office:value="0.0000088028000000653" calcext:value-type="percentage">
            <text:p>0.0009%</text:p>
          </table:table-cell>
          <table:table-cell table:formula="of:=DEC2HEX([.G85]-1)" office:value-type="string" office:string-value="41FB" calcext:value-type="string">
            <text:p>41FB</text:p>
          </table:table-cell>
          <table:table-cell table:formula="of:=[.G85]/2" office:value-type="float" office:value="8446" calcext:value-type="float">
            <text:p>8446</text:p>
          </table:table-cell>
          <table:table-cell table:formula="of:=DEC2HEX([.K85])" office:value-type="string" office:string-value="20FE" calcext:value-type="string">
            <text:p>20FE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′′′′</text:p>
          </table:table-cell>
          <table:table-cell office:value-type="string" calcext:value-type="string">
            <text:p>G7</text:p>
          </table:table-cell>
          <table:table-cell office:value-type="float" office:value="3135.963" calcext:value-type="float">
            <text:p>3135.963</text:p>
          </table:table-cell>
          <table:table-cell table:formula="of:=[.$C$1]/[.E86]" office:value-type="float" office:value="15944.0656665911" calcext:value-type="float">
            <text:p>15944.066</text:p>
          </table:table-cell>
          <table:table-cell table:formula="of:=ROUND([.F86];0)" office:value-type="float" office:value="15944" calcext:value-type="float">
            <text:p>15944</text:p>
          </table:table-cell>
          <table:table-cell table:formula="of:=ABS([.F86]-[.G86])" office:value-type="float" office:value="0.0656665910901211" calcext:value-type="float">
            <text:p>0.066</text:p>
          </table:table-cell>
          <table:table-cell table:formula="of:=[.H86]/[.F86]" office:value-type="percentage" office:value="0.00000411855999989499" calcext:value-type="percentage">
            <text:p>0.0004%</text:p>
          </table:table-cell>
          <table:table-cell table:formula="of:=DEC2HEX([.G86]-1)" office:value-type="string" office:string-value="3E47" calcext:value-type="string">
            <text:p>3E47</text:p>
          </table:table-cell>
          <table:table-cell table:formula="of:=[.G86]/2" office:value-type="float" office:value="7972" calcext:value-type="float">
            <text:p>7972</text:p>
          </table:table-cell>
          <table:table-cell table:formula="of:=DEC2HEX([.K86])" office:value-type="string" office:string-value="1F24" calcext:value-type="string">
            <text:p>1F24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♯′′′′/a♭′′′′</text:p>
          </table:table-cell>
          <table:table-cell office:value-type="string" calcext:value-type="string">
            <text:p>G♯7/A♭7</text:p>
          </table:table-cell>
          <table:table-cell office:value-type="float" office:value="3322.438" calcext:value-type="float">
            <text:p>3322.438</text:p>
          </table:table-cell>
          <table:table-cell table:formula="of:=[.$C$1]/[.E87]" office:value-type="float" office:value="15049.1897817205" calcext:value-type="float">
            <text:p>15049.190</text:p>
          </table:table-cell>
          <table:table-cell table:formula="of:=ROUND([.F87];0)" office:value-type="float" office:value="15049" calcext:value-type="float">
            <text:p>15049</text:p>
          </table:table-cell>
          <table:table-cell table:formula="of:=ABS([.F87]-[.G87])" office:value-type="float" office:value="0.189781720531755" calcext:value-type="float">
            <text:p>0.190</text:p>
          </table:table-cell>
          <table:table-cell table:formula="of:=[.H87]/[.F87]" office:value-type="percentage" office:value="0.0000126107600000017" calcext:value-type="percentage">
            <text:p>0.0013%</text:p>
          </table:table-cell>
          <table:table-cell table:formula="of:=DEC2HEX([.G87]-1)" office:value-type="string" office:string-value="3AC8" calcext:value-type="string">
            <text:p>3AC8</text:p>
          </table:table-cell>
          <table:table-cell table:formula="of:=[.G87]/2" office:value-type="float" office:value="7524.5" calcext:value-type="float">
            <text:p>7524.5</text:p>
          </table:table-cell>
          <table:table-cell table:formula="of:=DEC2HEX([.K87])" office:value-type="string" office:string-value="1D64" calcext:value-type="string">
            <text:p>1D6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a′′′′</text:p>
          </table:table-cell>
          <table:table-cell office:value-type="string" calcext:value-type="string">
            <text:p>A7</text:p>
          </table:table-cell>
          <table:table-cell table:style-name="ce4" office:value-type="float" office:value="3520" calcext:value-type="float">
            <text:p>3520</text:p>
          </table:table-cell>
          <table:table-cell table:formula="of:=[.$C$1]/[.E88]" office:value-type="float" office:value="14204.5454545455" calcext:value-type="float">
            <text:p>14204.545</text:p>
          </table:table-cell>
          <table:table-cell table:formula="of:=ROUND([.F88];0)" office:value-type="float" office:value="14205" calcext:value-type="float">
            <text:p>14205</text:p>
          </table:table-cell>
          <table:table-cell table:formula="of:=ABS([.F88]-[.G88])" office:value-type="float" office:value="0.454545454545951" calcext:value-type="float">
            <text:p>0.455</text:p>
          </table:table-cell>
          <table:table-cell table:formula="of:=[.H88]/[.F88]" office:value-type="percentage" office:value="0.0000320000000000349" calcext:value-type="percentage">
            <text:p>0.0032%</text:p>
          </table:table-cell>
          <table:table-cell table:formula="of:=DEC2HEX([.G88]-1)" office:value-type="string" office:string-value="377C" calcext:value-type="string">
            <text:p>377C</text:p>
          </table:table-cell>
          <table:table-cell table:formula="of:=[.G88]/2" office:value-type="float" office:value="7102.5" calcext:value-type="float">
            <text:p>7102.5</text:p>
          </table:table-cell>
          <table:table-cell table:formula="of:=DEC2HEX([.K88])" office:value-type="string" office:string-value="1BBE" calcext:value-type="string">
            <text:p>1BBE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a♯′′′′/b♭′′′′</text:p>
          </table:table-cell>
          <table:table-cell office:value-type="string" calcext:value-type="string">
            <text:p>A♯7/B♭7</text:p>
          </table:table-cell>
          <table:table-cell office:value-type="float" office:value="3729.31" calcext:value-type="float">
            <text:p>3729.31</text:p>
          </table:table-cell>
          <table:table-cell table:formula="of:=[.$C$1]/[.E89]" office:value-type="float" office:value="13407.305909136" calcext:value-type="float">
            <text:p>13407.306</text:p>
          </table:table-cell>
          <table:table-cell table:formula="of:=ROUND([.F89];0)" office:value-type="float" office:value="13407" calcext:value-type="float">
            <text:p>13407</text:p>
          </table:table-cell>
          <table:table-cell table:formula="of:=ABS([.F89]-[.G89])" office:value-type="float" office:value="0.305909136006449" calcext:value-type="float">
            <text:p>0.306</text:p>
          </table:table-cell>
          <table:table-cell table:formula="of:=[.H89]/[.F89]" office:value-type="percentage" office:value="0.0000228166000000042" calcext:value-type="percentage">
            <text:p>0.0023%</text:p>
          </table:table-cell>
          <table:table-cell table:formula="of:=DEC2HEX([.G89]-1)" office:value-type="string" office:string-value="345E" calcext:value-type="string">
            <text:p>345E</text:p>
          </table:table-cell>
          <table:table-cell table:formula="of:=[.G89]/2" office:value-type="float" office:value="6703.5" calcext:value-type="float">
            <text:p>6703.5</text:p>
          </table:table-cell>
          <table:table-cell table:formula="of:=DEC2HEX([.K89])" office:value-type="string" office:string-value="1A2F" calcext:value-type="string">
            <text:p>1A2F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′′′′</text:p>
          </table:table-cell>
          <table:table-cell office:value-type="string" calcext:value-type="string">
            <text:p>B7</text:p>
          </table:table-cell>
          <table:table-cell office:value-type="float" office:value="3951.066" calcext:value-type="float">
            <text:p>3951.066</text:p>
          </table:table-cell>
          <table:table-cell table:formula="of:=[.$C$1]/[.E90]" office:value-type="float" office:value="12654.8126505606" calcext:value-type="float">
            <text:p>12654.813</text:p>
          </table:table-cell>
          <table:table-cell table:formula="of:=ROUND([.F90];0)" office:value-type="float" office:value="12655" calcext:value-type="float">
            <text:p>12655</text:p>
          </table:table-cell>
          <table:table-cell table:formula="of:=ABS([.F90]-[.G90])" office:value-type="float" office:value="0.187349439365789" calcext:value-type="float">
            <text:p>0.187</text:p>
          </table:table-cell>
          <table:table-cell table:formula="of:=[.H90]/[.F90]" office:value-type="percentage" office:value="0.0000148045999999446" calcext:value-type="percentage">
            <text:p>0.0015%</text:p>
          </table:table-cell>
          <table:table-cell table:formula="of:=DEC2HEX([.G90]-1)" office:value-type="string" office:string-value="316E" calcext:value-type="string">
            <text:p>316E</text:p>
          </table:table-cell>
          <table:table-cell table:formula="of:=[.G90]/2" office:value-type="float" office:value="6327.5" calcext:value-type="float">
            <text:p>6327.5</text:p>
          </table:table-cell>
          <table:table-cell table:formula="of:=DEC2HEX([.K90])" office:value-type="string" office:string-value="18B7" calcext:value-type="string">
            <text:p>18B7</text:p>
          </table:table-cell>
        </table:table-row>
        <table:table-row table:style-name="ro1">
          <table:table-cell table:style-name="Default" table:number-columns-repeated="8"/>
          <table:table-cell table:style-name="ce20" table:formula="of:=MAX([.I4:.I90])" office:value-type="percentage" office:value="0.0000320000000000349" calcext:value-type="percentage">
            <text:p>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3" number:min-decimal-places="3" number:min-integer-digits="1"/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4" number:min-decimal-places="4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1:37:49.277000000</meta:creation-date>
    <dc:date>2022-08-29T19:23:56.173000000</dc:date>
    <meta:editing-duration>PT1H12M14S</meta:editing-duration>
    <meta:editing-cycles>4</meta:editing-cycles>
    <meta:generator>LibreOffice/7.3.4.2$Windows_X86_64 LibreOffice_project/728fec16bd5f605073805c3c9e7c4212a0120dc5</meta:generator>
    <meta:document-statistic meta:table-count="1" meta:cell-count="970" meta:object-count="0"/>
  </office:meta>
</office:document-meta>
</file>